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31.147cm" svg:height="9.005cm" svg:x="4.1cm" svg:y="1.009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-28.2640041485239" calcext:value-type="float">
            <text:p>-28.2640041485239</text:p>
          </table:table-cell>
        </table:table-row>
        <table:table-row table:style-name="ro1">
          <table:table-cell office:value-type="float" office:value="83.480198248343" calcext:value-type="float">
            <text:p>83.480198248343</text:p>
          </table:table-cell>
        </table:table-row>
        <table:table-row table:style-name="ro1">
          <table:table-cell office:value-type="float" office:value="-30.6851730895951" calcext:value-type="float">
            <text:p>-30.6851730895951</text:p>
          </table:table-cell>
        </table:table-row>
        <table:table-row table:style-name="ro1">
          <table:table-cell office:value-type="float" office:value="85.6430249941537" calcext:value-type="float">
            <text:p>85.6430249941537</text:p>
          </table:table-cell>
        </table:table-row>
        <table:table-row table:style-name="ro1">
          <table:table-cell office:value-type="float" office:value="-33.0916999386824" calcext:value-type="float">
            <text:p>-33.0916999386824</text:p>
          </table:table-cell>
        </table:table-row>
        <table:table-row table:style-name="ro1">
          <table:table-cell office:value-type="float" office:value="87.8389205117736" calcext:value-type="float">
            <text:p>87.8389205117736</text:p>
          </table:table-cell>
        </table:table-row>
        <table:table-row table:style-name="ro1">
          <table:table-cell office:value-type="float" office:value="-34.5922886875099" calcext:value-type="float">
            <text:p>-34.5922886875099</text:p>
          </table:table-cell>
        </table:table-row>
        <table:table-row table:style-name="ro1">
          <table:table-cell office:value-type="float" office:value="89.4594898128693" calcext:value-type="float">
            <text:p>89.4594898128693</text:p>
          </table:table-cell>
        </table:table-row>
        <table:table-row table:style-name="ro1">
          <table:table-cell office:value-type="float" office:value="-36.4308581201624" calcext:value-type="float">
            <text:p>-36.4308581201624</text:p>
          </table:table-cell>
        </table:table-row>
        <table:table-row table:style-name="ro1">
          <table:table-cell office:value-type="float" office:value="91.0912162252626" calcext:value-type="float">
            <text:p>91.0912162252626</text:p>
          </table:table-cell>
        </table:table-row>
        <table:table-row table:style-name="ro1">
          <table:table-cell office:value-type="float" office:value="-37.6352537550173" calcext:value-type="float">
            <text:p>-37.6352537550173</text:p>
          </table:table-cell>
        </table:table-row>
        <table:table-row table:style-name="ro1">
          <table:table-cell office:value-type="float" office:value="93.2704879231836" calcext:value-type="float">
            <text:p>93.2704879231836</text:p>
          </table:table-cell>
        </table:table-row>
        <table:table-row table:style-name="ro1">
          <table:table-cell office:value-type="float" office:value="-39.2513365827122" calcext:value-type="float">
            <text:p>-39.2513365827122</text:p>
          </table:table-cell>
        </table:table-row>
        <table:table-row table:style-name="ro1">
          <table:table-cell office:value-type="float" office:value="95.4403320310055" calcext:value-type="float">
            <text:p>95.4403320310055</text:p>
          </table:table-cell>
        </table:table-row>
        <table:table-row table:style-name="ro1">
          <table:table-cell office:value-type="float" office:value="-40.8334951144513" calcext:value-type="float">
            <text:p>-40.8334951144513</text:p>
          </table:table-cell>
        </table:table-row>
        <table:table-row table:style-name="ro1">
          <table:table-cell office:value-type="float" office:value="97.6668042618142" calcext:value-type="float">
            <text:p>97.6668042618142</text:p>
          </table:table-cell>
        </table:table-row>
        <table:table-row table:style-name="ro1">
          <table:table-cell office:value-type="float" office:value="-43.1034816967907" calcext:value-type="float">
            <text:p>-43.1034816967907</text:p>
          </table:table-cell>
        </table:table-row>
        <table:table-row table:style-name="ro1">
          <table:table-cell office:value-type="float" office:value="99.3720927085791" calcext:value-type="float">
            <text:p>99.3720927085791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00.451632943989" calcext:value-type="float">
            <text:p>100.451632943989</text:p>
          </table:table-cell>
        </table:table-row>
        <table:table-row table:style-name="ro1">
          <table:table-cell office:value-type="float" office:value="-46.8965183032093" calcext:value-type="float">
            <text:p>-46.8965183032093</text:p>
          </table:table-cell>
        </table:table-row>
        <table:table-row table:style-name="ro1">
          <table:table-cell office:value-type="float" office:value="101.833645306161" calcext:value-type="float">
            <text:p>101.833645306161</text:p>
          </table:table-cell>
        </table:table-row>
        <table:table-row table:style-name="ro1">
          <table:table-cell office:value-type="float" office:value="-48.8140748342904" calcext:value-type="float">
            <text:p>-48.8140748342904</text:p>
          </table:table-cell>
        </table:table-row>
        <table:table-row table:style-name="ro1">
          <table:table-cell office:value-type="float" office:value="104.036243467926" calcext:value-type="float">
            <text:p>104.036243467926</text:p>
          </table:table-cell>
        </table:table-row>
        <table:table-row table:style-name="ro1">
          <table:table-cell office:value-type="float" office:value="-50.7486634172878" calcext:value-type="float">
            <text:p>-50.7486634172878</text:p>
          </table:table-cell>
        </table:table-row>
        <table:table-row table:style-name="ro1">
          <table:table-cell office:value-type="float" office:value="106.389540334035" calcext:value-type="float">
            <text:p>106.389540334035</text:p>
          </table:table-cell>
        </table:table-row>
        <table:table-row table:style-name="ro1">
          <table:table-cell office:value-type="float" office:value="-52.3647462449827" calcext:value-type="float">
            <text:p>-52.3647462449827</text:p>
          </table:table-cell>
        </table:table-row>
        <table:table-row table:style-name="ro1">
          <table:table-cell office:value-type="float" office:value="108.093906544063" calcext:value-type="float">
            <text:p>108.093906544063</text:p>
          </table:table-cell>
        </table:table-row>
        <table:table-row table:style-name="ro1">
          <table:table-cell office:value-type="float" office:value="-53.4550276771775" calcext:value-type="float">
            <text:p>-53.4550276771775</text:p>
          </table:table-cell>
        </table:table-row>
        <table:table-row table:style-name="ro1">
          <table:table-cell office:value-type="float" office:value="109.617879408118" calcext:value-type="float">
            <text:p>109.617879408118</text:p>
          </table:table-cell>
        </table:table-row>
        <table:table-row table:style-name="ro1">
          <table:table-cell office:value-type="float" office:value="-54.52466797179" calcext:value-type="float">
            <text:p>-54.52466797179</text:p>
          </table:table-cell>
        </table:table-row>
        <table:table-row table:style-name="ro1">
          <table:table-cell office:value-type="float" office:value="111.305783617829" calcext:value-type="float">
            <text:p>111.305783617829</text:p>
          </table:table-cell>
        </table:table-row>
        <table:table-row table:style-name="ro1">
          <table:table-cell office:value-type="float" office:value="-56.4587523458772" calcext:value-type="float">
            <text:p>-56.4587523458772</text:p>
          </table:table-cell>
        </table:table-row>
        <table:table-row table:style-name="ro1">
          <table:table-cell office:value-type="float" office:value="113.690689402827" calcext:value-type="float">
            <text:p>113.690689402827</text:p>
          </table:table-cell>
        </table:table-row>
        <table:table-row table:style-name="ro1">
          <table:table-cell office:value-type="float" office:value="-58.851419013805" calcext:value-type="float">
            <text:p>-58.851419013805</text:p>
          </table:table-cell>
        </table:table-row>
        <table:table-row table:style-name="ro1">
          <table:table-cell office:value-type="float" office:value="114.887411710925" calcext:value-type="float">
            <text:p>114.887411710925</text:p>
          </table:table-cell>
        </table:table-row>
        <table:table-row table:style-name="ro1">
          <table:table-cell office:value-type="float" office:value="-60.5241109967543" calcext:value-type="float">
            <text:p>-60.5241109967543</text:p>
          </table:table-cell>
        </table:table-row>
        <table:table-row table:style-name="ro1">
          <table:table-cell office:value-type="float" office:value="116.085599778281" calcext:value-type="float">
            <text:p>116.085599778281</text:p>
          </table:table-cell>
        </table:table-row>
        <table:table-row table:style-name="ro1">
          <table:table-cell office:value-type="float" office:value="-61.9908232919862" calcext:value-type="float">
            <text:p>-61.9908232919862</text:p>
          </table:table-cell>
        </table:table-row>
        <table:table-row table:style-name="ro1">
          <table:table-cell office:value-type="float" office:value="118.009176708014" calcext:value-type="float">
            <text:p>118.009176708014</text:p>
          </table:table-cell>
        </table:table-row>
        <table:table-row table:style-name="ro1">
          <table:table-cell office:value-type="float" office:value="-63.6767017321901" calcext:value-type="float">
            <text:p>-63.6767017321901</text:p>
          </table:table-cell>
        </table:table-row>
        <table:table-row table:style-name="ro1">
          <table:table-cell office:value-type="float" office:value="120.141385552075" calcext:value-type="float">
            <text:p>120.141385552075</text:p>
          </table:table-cell>
        </table:table-row>
        <table:table-row table:style-name="ro1">
          <table:table-cell office:value-type="float" office:value="-66.0923395058275" calcext:value-type="float">
            <text:p>-66.0923395058275</text:p>
          </table:table-cell>
        </table:table-row>
        <table:table-row table:style-name="ro1">
          <table:table-cell office:value-type="float" office:value="122.511914231052" calcext:value-type="float">
            <text:p>122.511914231052</text:p>
          </table:table-cell>
        </table:table-row>
        <table:table-row table:style-name="ro1">
          <table:table-cell office:value-type="float" office:value="-67.9993016494594" calcext:value-type="float">
            <text:p>-67.9993016494594</text:p>
          </table:table-cell>
        </table:table-row>
        <table:table-row table:style-name="ro1">
          <table:table-cell office:value-type="float" office:value="123.986167109649" calcext:value-type="float">
            <text:p>123.986167109649</text:p>
          </table:table-cell>
        </table:table-row>
        <table:table-row table:style-name="ro1">
          <table:table-cell office:value-type="float" office:value="-69.6955262900396" calcext:value-type="float">
            <text:p>-69.6955262900396</text:p>
          </table:table-cell>
        </table:table-row>
        <table:table-row table:style-name="ro1">
          <table:table-cell office:value-type="float" office:value="125.47533202821" calcext:value-type="float">
            <text:p>125.47533202821</text:p>
          </table:table-cell>
        </table:table-row>
        <table:table-row table:style-name="ro1">
          <table:table-cell office:value-type="float" office:value="-71.9060934559368" calcext:value-type="float">
            <text:p>-71.9060934559368</text:p>
          </table:table-cell>
        </table:table-row>
        <table:table-row table:style-name="ro1">
          <table:table-cell office:value-type="float" office:value="127.303948277983" calcext:value-type="float">
            <text:p>127.303948277983</text:p>
          </table:table-cell>
        </table:table-row>
        <table:table-row table:style-name="ro1">
          <table:table-cell office:value-type="float" office:value="-73.4570165954375" calcext:value-type="float">
            <text:p>-73.4570165954375</text:p>
          </table:table-cell>
        </table:table-row>
        <table:table-row table:style-name="ro1">
          <table:table-cell office:value-type="float" office:value="128.911471845805" calcext:value-type="float">
            <text:p>128.911471845805</text:p>
          </table:table-cell>
        </table:table-row>
        <table:table-row table:style-name="ro1">
          <table:table-cell office:value-type="float" office:value="-75.1735200296443" calcext:value-type="float">
            <text:p>-75.1735200296443</text:p>
          </table:table-cell>
        </table:table-row>
        <table:table-row table:style-name="ro1">
          <table:table-cell office:value-type="float" office:value="130.486011541999" calcext:value-type="float">
            <text:p>130.486011541999</text:p>
          </table:table-cell>
        </table:table-row>
        <table:table-row table:style-name="ro1">
          <table:table-cell office:value-type="float" office:value="-76.4834318912087" calcext:value-type="float">
            <text:p>-76.4834318912087</text:p>
          </table:table-cell>
        </table:table-row>
        <table:table-row table:style-name="ro1">
          <table:table-cell office:value-type="float" office:value="132.02626891752" calcext:value-type="float">
            <text:p>132.02626891752</text:p>
          </table:table-cell>
        </table:table-row>
        <table:table-row table:style-name="ro1">
          <table:table-cell office:value-type="float" office:value="-78.1663546938393" calcext:value-type="float">
            <text:p>-78.1663546938393</text:p>
          </table:table-cell>
        </table:table-row>
        <table:table-row table:style-name="ro1">
          <table:table-cell office:value-type="float" office:value="134.255940797111" calcext:value-type="float">
            <text:p>134.255940797111</text:p>
          </table:table-cell>
        </table:table-row>
        <table:table-row table:style-name="ro1">
          <table:table-cell office:value-type="float" office:value="-80.2724214485984" calcext:value-type="float">
            <text:p>-80.2724214485984</text:p>
          </table:table-cell>
        </table:table-row>
        <table:table-row table:style-name="ro1">
          <table:table-cell office:value-type="float" office:value="135.744059202889" calcext:value-type="float">
            <text:p>135.744059202889</text:p>
          </table:table-cell>
        </table:table-row>
        <table:table-row table:style-name="ro1">
          <table:table-cell office:value-type="float" office:value="-81.7927835880819" calcext:value-type="float">
            <text:p>-81.7927835880819</text:p>
          </table:table-cell>
        </table:table-row>
        <table:table-row table:style-name="ro1">
          <table:table-cell office:value-type="float" office:value="137.619548795395" calcext:value-type="float">
            <text:p>137.619548795395</text:p>
          </table:table-cell>
        </table:table-row>
        <table:table-row table:style-name="ro1">
          <table:table-cell office:value-type="float" office:value="-83.480198248343" calcext:value-type="float">
            <text:p>-83.480198248343</text:p>
          </table:table-cell>
        </table:table-row>
        <table:table-row table:style-name="ro1">
          <table:table-cell office:value-type="float" office:value="139.513988458001" calcext:value-type="float">
            <text:p>139.513988458001</text:p>
          </table:table-cell>
        </table:table-row>
        <table:table-row table:style-name="ro1">
          <table:table-cell office:value-type="float" office:value="-85.6430249941537" calcext:value-type="float">
            <text:p>-85.6430249941537</text:p>
          </table:table-cell>
        </table:table-row>
        <table:table-row table:style-name="ro1">
          <table:table-cell office:value-type="float" office:value="141.088528154195" calcext:value-type="float">
            <text:p>141.088528154195</text:p>
          </table:table-cell>
        </table:table-row>
        <table:table-row table:style-name="ro1">
          <table:table-cell office:value-type="float" office:value="-87.2993706626047" calcext:value-type="float">
            <text:p>-87.2993706626047</text:p>
          </table:table-cell>
        </table:table-row>
        <table:table-row table:style-name="ro1">
          <table:table-cell office:value-type="float" office:value="143.022403647328" calcext:value-type="float">
            <text:p>143.022403647328</text:p>
          </table:table-cell>
        </table:table-row>
        <table:table-row table:style-name="ro1">
          <table:table-cell office:value-type="float" office:value="-89.4645410144355" calcext:value-type="float">
            <text:p>-89.4645410144355</text:p>
          </table:table-cell>
        </table:table-row>
        <table:table-row table:style-name="ro1">
          <table:table-cell office:value-type="float" office:value="144.090276920822" calcext:value-type="float">
            <text:p>144.090276920822</text:p>
          </table:table-cell>
        </table:table-row>
        <table:table-row table:style-name="ro1">
          <table:table-cell office:value-type="float" office:value="-91.070824454787" calcext:value-type="float">
            <text:p>-91.070824454787</text:p>
          </table:table-cell>
        </table:table-row>
        <table:table-row table:style-name="ro1">
          <table:table-cell office:value-type="float" office:value="145.137803853085" calcext:value-type="float">
            <text:p>145.137803853085</text:p>
          </table:table-cell>
        </table:table-row>
        <table:table-row table:style-name="ro1">
          <table:table-cell office:value-type="float" office:value="-93.209486317792" calcext:value-type="float">
            <text:p>-93.209486317792</text:p>
          </table:table-cell>
        </table:table-row>
        <table:table-row table:style-name="ro1">
          <table:table-cell office:value-type="float" office:value="147.042575142885" calcext:value-type="float">
            <text:p>147.042575142885</text:p>
          </table:table-cell>
        </table:table-row>
        <table:table-row table:style-name="ro1">
          <table:table-cell office:value-type="float" office:value="-94.8530963869924" calcext:value-type="float">
            <text:p>-94.8530963869924</text:p>
          </table:table-cell>
        </table:table-row>
        <table:table-row table:style-name="ro1">
          <table:table-cell office:value-type="float" office:value="149.12791663692" calcext:value-type="float">
            <text:p>149.12791663692</text:p>
          </table:table-cell>
        </table:table-row>
        <table:table-row table:style-name="ro1">
          <table:table-cell office:value-type="float" office:value="-96.4588163787187" calcext:value-type="float">
            <text:p>-96.4588163787187</text:p>
          </table:table-cell>
        </table:table-row>
        <table:table-row table:style-name="ro1">
          <table:table-cell office:value-type="float" office:value="151.049004792533" calcext:value-type="float">
            <text:p>151.049004792533</text:p>
          </table:table-cell>
        </table:table-row>
        <table:table-row table:style-name="ro1">
          <table:table-cell office:value-type="float" office:value="-98.583621480114" calcext:value-type="float">
            <text:p>-98.583621480114</text:p>
          </table:table-cell>
        </table:table-row>
        <table:table-row table:style-name="ro1">
          <table:table-cell office:value-type="float" office:value="152.24145939894" calcext:value-type="float">
            <text:p>152.24145939894</text:p>
          </table:table-cell>
        </table:table-row>
        <table:table-row table:style-name="ro1">
          <table:table-cell office:value-type="float" office:value="-100.885527054659" calcext:value-type="float">
            <text:p>-100.885527054659</text:p>
          </table:table-cell>
        </table:table-row>
        <table:table-row table:style-name="ro1">
          <table:table-cell office:value-type="float" office:value="154.14813745794" calcext:value-type="float">
            <text:p>154.14813745794</text:p>
          </table:table-cell>
        </table:table-row>
        <table:table-row table:style-name="ro1">
          <table:table-cell office:value-type="float" office:value="-102.171458208587" calcext:value-type="float">
            <text:p>-102.171458208587</text:p>
          </table:table-cell>
        </table:table-row>
        <table:table-row table:style-name="ro1">
          <table:table-cell office:value-type="float" office:value="156.522600107907" calcext:value-type="float">
            <text:p>156.522600107907</text:p>
          </table:table-cell>
        </table:table-row>
        <table:table-row table:style-name="ro1">
          <table:table-cell office:value-type="float" office:value="-103.902687114221" calcext:value-type="float">
            <text:p>-103.902687114221</text:p>
          </table:table-cell>
        </table:table-row>
        <table:table-row table:style-name="ro1">
          <table:table-cell office:value-type="float" office:value="158.198590513648" calcext:value-type="float">
            <text:p>158.198590513648</text:p>
          </table:table-cell>
        </table:table-row>
        <table:table-row table:style-name="ro1">
          <table:table-cell office:value-type="float" office:value="-106.020292302071" calcext:value-type="float">
            <text:p>-106.020292302071</text:p>
          </table:table-cell>
        </table:table-row>
        <table:table-row table:style-name="ro1">
          <table:table-cell office:value-type="float" office:value="159.880366859182" calcext:value-type="float">
            <text:p>159.880366859182</text:p>
          </table:table-cell>
        </table:table-row>
        <table:table-row table:style-name="ro1">
          <table:table-cell office:value-type="float" office:value="-107.579851426655" calcext:value-type="float">
            <text:p>-107.579851426655</text:p>
          </table:table-cell>
        </table:table-row>
        <table:table-row table:style-name="ro1">
          <table:table-cell office:value-type="float" office:value="161.906093455937" calcext:value-type="float">
            <text:p>161.906093455937</text:p>
          </table:table-cell>
        </table:table-row>
        <table:table-row table:style-name="ro1">
          <table:table-cell office:value-type="float" office:value="-109.290046219189" calcext:value-type="float">
            <text:p>-109.290046219189</text:p>
          </table:table-cell>
        </table:table-row>
        <table:table-row table:style-name="ro1">
          <table:table-cell office:value-type="float" office:value="163.610459665965" calcext:value-type="float">
            <text:p>163.610459665965</text:p>
          </table:table-cell>
        </table:table-row>
        <table:table-row table:style-name="ro1">
          <table:table-cell office:value-type="float" office:value="-110.49259476987" calcext:value-type="float">
            <text:p>-110.49259476987</text:p>
          </table:table-cell>
        </table:table-row>
        <table:table-row table:style-name="ro1">
          <table:table-cell office:value-type="float" office:value="165.446427209287" calcext:value-type="float">
            <text:p>165.446427209287</text:p>
          </table:table-cell>
        </table:table-row>
        <table:table-row table:style-name="ro1">
          <table:table-cell office:value-type="float" office:value="-112.702842123213" calcext:value-type="float">
            <text:p>-112.702842123213</text:p>
          </table:table-cell>
        </table:table-row>
        <table:table-row table:style-name="ro1">
          <table:table-cell office:value-type="float" office:value="166.607502246249" calcext:value-type="float">
            <text:p>166.607502246249</text:p>
          </table:table-cell>
        </table:table-row>
        <table:table-row table:style-name="ro1">
          <table:table-cell office:value-type="float" office:value="-115.114834886145" calcext:value-type="float">
            <text:p>-115.114834886145</text:p>
          </table:table-cell>
        </table:table-row>
        <table:table-row table:style-name="ro1">
          <table:table-cell office:value-type="float" office:value="168.166354693839" calcext:value-type="float">
            <text:p>168.166354693839</text:p>
          </table:table-cell>
        </table:table-row>
        <table:table-row table:style-name="ro1">
          <table:table-cell office:value-type="float" office:value="-117.050597007086" calcext:value-type="float">
            <text:p>-117.050597007086</text:p>
          </table:table-cell>
        </table:table-row>
        <table:table-row table:style-name="ro1">
          <table:table-cell office:value-type="float" office:value="170.180699361242" calcext:value-type="float">
            <text:p>170.180699361242</text:p>
          </table:table-cell>
        </table:table-row>
        <table:table-row table:style-name="ro1">
          <table:table-cell office:value-type="float" office:value="-118.264004148524" calcext:value-type="float">
            <text:p>-118.264004148524</text:p>
          </table:table-cell>
        </table:table-row>
        <table:table-row table:style-name="ro1">
          <table:table-cell office:value-type="float" office:value="171.869897645844" calcext:value-type="float">
            <text:p>171.869897645844</text:p>
          </table:table-cell>
        </table:table-row>
        <table:table-row table:style-name="ro1">
          <table:table-cell office:value-type="float" office:value="-120.217273957384" calcext:value-type="float">
            <text:p>-120.217273957384</text:p>
          </table:table-cell>
        </table:table-row>
        <table:table-row table:style-name="ro1">
          <table:table-cell office:value-type="float" office:value="173.480198248343" calcext:value-type="float">
            <text:p>173.480198248343</text:p>
          </table:table-cell>
        </table:table-row>
        <table:table-row table:style-name="ro1">
          <table:table-cell office:value-type="float" office:value="-122.178656206601" calcext:value-type="float">
            <text:p>-122.178656206601</text:p>
          </table:table-cell>
        </table:table-row>
        <table:table-row table:style-name="ro1">
          <table:table-cell office:value-type="float" office:value="175.683972480134" calcext:value-type="float">
            <text:p>175.683972480134</text:p>
          </table:table-cell>
        </table:table-row>
        <table:table-row table:style-name="ro1">
          <table:table-cell office:value-type="float" office:value="-123.840056134967" calcext:value-type="float">
            <text:p>-123.840056134967</text:p>
          </table:table-cell>
        </table:table-row>
        <table:table-row table:style-name="ro1">
          <table:table-cell office:value-type="float" office:value="177.324573343971" calcext:value-type="float">
            <text:p>177.324573343971</text:p>
          </table:table-cell>
        </table:table-row>
        <table:table-row table:style-name="ro1">
          <table:table-cell office:value-type="float" office:value="-125.47533202821" calcext:value-type="float">
            <text:p>-125.47533202821</text:p>
          </table:table-cell>
        </table:table-row>
        <table:table-row table:style-name="ro1">
          <table:table-cell office:value-type="float" office:value="179.464541014435" calcext:value-type="float">
            <text:p>179.464541014435</text:p>
          </table:table-cell>
        </table:table-row>
        <table:table-row table:style-name="ro1">
          <table:table-cell office:value-type="float" office:value="-127.828287834613" calcext:value-type="float">
            <text:p>-127.828287834613</text:p>
          </table:table-cell>
        </table:table-row>
        <table:table-row table:style-name="ro1">
          <table:table-cell office:value-type="float" office:value="-178.929175545213" calcext:value-type="float">
            <text:p>-178.929175545213</text:p>
          </table:table-cell>
        </table:table-row>
        <table:table-row table:style-name="ro1">
          <table:table-cell office:value-type="float" office:value="-129.66784111834" calcext:value-type="float">
            <text:p>-129.66784111834</text:p>
          </table:table-cell>
        </table:table-row>
        <table:table-row table:style-name="ro1">
          <table:table-cell office:value-type="float" office:value="-176.760299703898" calcext:value-type="float">
            <text:p>-176.760299703898</text:p>
          </table:table-cell>
        </table:table-row>
        <table:table-row table:style-name="ro1">
          <table:table-cell office:value-type="float" office:value="-131.543380827958" calcext:value-type="float">
            <text:p>-131.543380827958</text:p>
          </table:table-cell>
        </table:table-row>
        <table:table-row table:style-name="ro1">
          <table:table-cell office:value-type="float" office:value="-175.146903613008" calcext:value-type="float">
            <text:p>-175.146903613008</text:p>
          </table:table-cell>
        </table:table-row>
        <table:table-row table:style-name="ro1">
          <table:table-cell office:value-type="float" office:value="-132.678469410167" calcext:value-type="float">
            <text:p>-132.678469410167</text:p>
          </table:table-cell>
        </table:table-row>
        <table:table-row table:style-name="ro1">
          <table:table-cell office:value-type="float" office:value="-173.541183621281" calcext:value-type="float">
            <text:p>-173.541183621281</text:p>
          </table:table-cell>
        </table:table-row>
        <table:table-row table:style-name="ro1">
          <table:table-cell office:value-type="float" office:value="-134.615470340416" calcext:value-type="float">
            <text:p>-134.615470340416</text:p>
          </table:table-cell>
        </table:table-row>
        <table:table-row table:style-name="ro1">
          <table:table-cell office:value-type="float" office:value="-171.253837737445" calcext:value-type="float">
            <text:p>-171.253837737445</text:p>
          </table:table-cell>
        </table:table-row>
        <table:table-row table:style-name="ro1">
          <table:table-cell office:value-type="float" office:value="-136.527525442213" calcext:value-type="float">
            <text:p>-136.527525442213</text:p>
          </table:table-cell>
        </table:table-row>
        <table:table-row table:style-name="ro1">
          <table:table-cell office:value-type="float" office:value="-168.906276988442" calcext:value-type="float">
            <text:p>-168.906276988442</text:p>
          </table:table-cell>
        </table:table-row>
        <table:table-row table:style-name="ro1">
          <table:table-cell office:value-type="float" office:value="-139.166504885549" calcext:value-type="float">
            <text:p>-139.166504885549</text:p>
          </table:table-cell>
        </table:table-row>
        <table:table-row table:style-name="ro1">
          <table:table-cell office:value-type="float" office:value="-167.711676836725" calcext:value-type="float">
            <text:p>-167.711676836725</text:p>
          </table:table-cell>
        </table:table-row>
        <table:table-row table:style-name="ro1">
          <table:table-cell office:value-type="float" office:value="-140.33215888166" calcext:value-type="float">
            <text:p>-140.33215888166</text:p>
          </table:table-cell>
        </table:table-row>
        <table:table-row table:style-name="ro1">
          <table:table-cell office:value-type="float" office:value="-166.097312885779" calcext:value-type="float">
            <text:p>-166.097312885779</text:p>
          </table:table-cell>
        </table:table-row>
        <table:table-row table:style-name="ro1">
          <table:table-cell office:value-type="float" office:value="-142.266954405812" calcext:value-type="float">
            <text:p>-142.266954405812</text:p>
          </table:table-cell>
        </table:table-row>
        <table:table-row table:style-name="ro1">
          <table:table-cell office:value-type="float" office:value="-163.979707697929" calcext:value-type="float">
            <text:p>-163.979707697929</text:p>
          </table:table-cell>
        </table:table-row>
        <table:table-row table:style-name="ro1">
          <table:table-cell office:value-type="float" office:value="-144.211026540817" calcext:value-type="float">
            <text:p>-144.211026540817</text:p>
          </table:table-cell>
        </table:table-row>
        <table:table-row table:style-name="ro1">
          <table:table-cell office:value-type="float" office:value="-162.255328374943" calcext:value-type="float">
            <text:p>-162.255328374943</text:p>
          </table:table-cell>
        </table:table-row>
        <table:table-row table:style-name="ro1">
          <table:table-cell office:value-type="float" office:value="-146.159943865033" calcext:value-type="float">
            <text:p>-146.159943865033</text:p>
          </table:table-cell>
        </table:table-row>
        <table:table-row table:style-name="ro1">
          <table:table-cell office:value-type="float" office:value="-160.529697990533" calcext:value-type="float">
            <text:p>-160.529697990533</text:p>
          </table:table-cell>
        </table:table-row>
        <table:table-row table:style-name="ro1">
          <table:table-cell office:value-type="float" office:value="-148.109208198154" calcext:value-type="float">
            <text:p>-148.109208198154</text:p>
          </table:table-cell>
        </table:table-row>
        <table:table-row table:style-name="ro1">
          <table:table-cell office:value-type="float" office:value="-159.315919732053" calcext:value-type="float">
            <text:p>-159.315919732053</text:p>
          </table:table-cell>
        </table:table-row>
        <table:table-row table:style-name="ro1">
          <table:table-cell office:value-type="float" office:value="-149.314826910405" calcext:value-type="float">
            <text:p>-149.314826910405</text:p>
          </table:table-cell>
        </table:table-row>
        <table:table-row table:style-name="ro1">
          <table:table-cell office:value-type="float" office:value="-156.873479611251" calcext:value-type="float">
            <text:p>-156.873479611251</text:p>
          </table:table-cell>
        </table:table-row>
        <table:table-row table:style-name="ro1">
          <table:table-cell office:value-type="float" office:value="-150.998300576112" calcext:value-type="float">
            <text:p>-150.998300576112</text:p>
          </table:table-cell>
        </table:table-row>
        <table:table-row table:style-name="ro1">
          <table:table-cell office:value-type="float" office:value="-154.418470742061" calcext:value-type="float">
            <text:p>-154.418470742061</text:p>
          </table:table-cell>
        </table:table-row>
        <table:table-row table:style-name="ro1">
          <table:table-cell office:value-type="float" office:value="-152.949402992914" calcext:value-type="float">
            <text:p>-152.949402992914</text:p>
          </table:table-cell>
        </table:table-row>
        <table:table-row table:style-name="ro1">
          <table:table-cell office:value-type="float" office:value="-152.700427788667" calcext:value-type="float">
            <text:p>-152.700427788667</text:p>
          </table:table-cell>
        </table:table-row>
        <table:table-row table:style-name="ro1">
          <table:table-cell office:value-type="float" office:value="-155.148414140288" calcext:value-type="float">
            <text:p>-155.148414140288</text:p>
          </table:table-cell>
        </table:table-row>
        <table:table-row table:style-name="ro1">
          <table:table-cell office:value-type="float" office:value="-151.213381689986" calcext:value-type="float">
            <text:p>-151.213381689986</text:p>
          </table:table-cell>
        </table:table-row>
        <table:table-row table:style-name="ro1">
          <table:table-cell office:value-type="float" office:value="-156.873479611251" calcext:value-type="float">
            <text:p>-156.873479611251</text:p>
          </table:table-cell>
        </table:table-row>
        <table:table-row table:style-name="ro1">
          <table:table-cell office:value-type="float" office:value="-149.225963898752" calcext:value-type="float">
            <text:p>-149.225963898752</text:p>
          </table:table-cell>
        </table:table-row>
        <table:table-row table:style-name="ro1">
          <table:table-cell office:value-type="float" office:value="-158.805943518458" calcext:value-type="float">
            <text:p>-158.805943518458</text:p>
          </table:table-cell>
        </table:table-row>
        <table:table-row table:style-name="ro1">
          <table:table-cell office:value-type="float" office:value="-147.528807709152" calcext:value-type="float">
            <text:p>-147.528807709152</text:p>
          </table:table-cell>
        </table:table-row>
        <table:table-row table:style-name="ro1">
          <table:table-cell office:value-type="float" office:value="-160.201123645475" calcext:value-type="float">
            <text:p>-160.201123645475</text:p>
          </table:table-cell>
        </table:table-row>
        <table:table-row table:style-name="ro1">
          <table:table-cell office:value-type="float" office:value="-145.856413348062" calcext:value-type="float">
            <text:p>-145.856413348062</text:p>
          </table:table-cell>
        </table:table-row>
        <table:table-row table:style-name="ro1">
          <table:table-cell office:value-type="float" office:value="-161.906093455937" calcext:value-type="float">
            <text:p>-161.906093455937</text:p>
          </table:table-cell>
        </table:table-row>
        <table:table-row table:style-name="ro1">
          <table:table-cell office:value-type="float" office:value="-143.892548708248" calcext:value-type="float">
            <text:p>-143.892548708248</text:p>
          </table:table-cell>
        </table:table-row>
        <table:table-row table:style-name="ro1">
          <table:table-cell office:value-type="float" office:value="-163.979707697929" calcext:value-type="float">
            <text:p>-163.979707697929</text:p>
          </table:table-cell>
        </table:table-row>
        <table:table-row table:style-name="ro1">
          <table:table-cell office:value-type="float" office:value="-141.17017509503" calcext:value-type="float">
            <text:p>-141.17017509503</text:p>
          </table:table-cell>
        </table:table-row>
        <table:table-row table:style-name="ro1">
          <table:table-cell office:value-type="float" office:value="-165.173520029644" calcext:value-type="float">
            <text:p>-165.173520029644</text:p>
          </table:table-cell>
        </table:table-row>
        <table:table-row table:style-name="ro1">
          <table:table-cell office:value-type="float" office:value="-139.279463530245" calcext:value-type="float">
            <text:p>-139.279463530245</text:p>
          </table:table-cell>
        </table:table-row>
        <table:table-row table:style-name="ro1">
          <table:table-cell office:value-type="float" office:value="-167.005383208084" calcext:value-type="float">
            <text:p>-167.005383208084</text:p>
          </table:table-cell>
        </table:table-row>
        <table:table-row table:style-name="ro1">
          <table:table-cell office:value-type="float" office:value="-137.726310993906" calcext:value-type="float">
            <text:p>-137.726310993906</text:p>
          </table:table-cell>
        </table:table-row>
        <table:table-row table:style-name="ro1">
          <table:table-cell office:value-type="float" office:value="-169.315087599997" calcext:value-type="float">
            <text:p>-169.315087599997</text:p>
          </table:table-cell>
        </table:table-row>
        <table:table-row table:style-name="ro1">
          <table:table-cell office:value-type="float" office:value="-136.569354804749" calcext:value-type="float">
            <text:p>-136.569354804749</text:p>
          </table:table-cell>
        </table:table-row>
        <table:table-row table:style-name="ro1">
          <table:table-cell office:value-type="float" office:value="-171.945585553618" calcext:value-type="float">
            <text:p>-171.945585553618</text:p>
          </table:table-cell>
        </table:table-row>
        <table:table-row table:style-name="ro1">
          <table:table-cell office:value-type="float" office:value="-134.610238804682" calcext:value-type="float">
            <text:p>-134.610238804682</text:p>
          </table:table-cell>
        </table:table-row>
        <table:table-row table:style-name="ro1">
          <table:table-cell office:value-type="float" office:value="-173.480198248343" calcext:value-type="float">
            <text:p>-173.480198248343</text:p>
          </table:table-cell>
        </table:table-row>
        <table:table-row table:style-name="ro1">
          <table:table-cell office:value-type="float" office:value="-132.273689006094" calcext:value-type="float">
            <text:p>-132.273689006094</text:p>
          </table:table-cell>
        </table:table-row>
        <table:table-row table:style-name="ro1">
          <table:table-cell office:value-type="float" office:value="-175.100907546212" calcext:value-type="float">
            <text:p>-175.100907546212</text:p>
          </table:table-cell>
        </table:table-row>
        <table:table-row table:style-name="ro1">
          <table:table-cell office:value-type="float" office:value="-130.013666228765" calcext:value-type="float">
            <text:p>-130.013666228765</text:p>
          </table:table-cell>
        </table:table-row>
        <table:table-row table:style-name="ro1">
          <table:table-cell office:value-type="float" office:value="-176.729512076816" calcext:value-type="float">
            <text:p>-176.729512076816</text:p>
          </table:table-cell>
        </table:table-row>
        <table:table-row table:style-name="ro1">
          <table:table-cell office:value-type="float" office:value="-128.403261702106" calcext:value-type="float">
            <text:p>-128.403261702106</text:p>
          </table:table-cell>
        </table:table-row>
        <table:table-row table:style-name="ro1">
          <table:table-cell office:value-type="float" office:value="-178.919075813339" calcext:value-type="float">
            <text:p>-178.919075813339</text:p>
          </table:table-cell>
        </table:table-row>
        <table:table-row table:style-name="ro1">
          <table:table-cell office:value-type="float" office:value="-126.430858120162" calcext:value-type="float">
            <text:p>-126.430858120162</text:p>
          </table:table-cell>
        </table:table-row>
        <table:table-row table:style-name="ro1">
          <table:table-cell office:value-type="float" office:value="179.459489812869" calcext:value-type="float">
            <text:p>179.459489812869</text:p>
          </table:table-cell>
        </table:table-row>
        <table:table-row table:style-name="ro1">
          <table:table-cell office:value-type="float" office:value="-124.451934581858" calcext:value-type="float">
            <text:p>-124.451934581858</text:p>
          </table:table-cell>
        </table:table-row>
        <table:table-row table:style-name="ro1">
          <table:table-cell office:value-type="float" office:value="177.838920511774" calcext:value-type="float">
            <text:p>177.838920511774</text:p>
          </table:table-cell>
        </table:table-row>
        <table:table-row table:style-name="ro1">
          <table:table-cell office:value-type="float" office:value="-122.471192290848" calcext:value-type="float">
            <text:p>-122.471192290848</text:p>
          </table:table-cell>
        </table:table-row>
        <table:table-row table:style-name="ro1">
          <table:table-cell office:value-type="float" office:value="176.221802292838" calcext:value-type="float">
            <text:p>176.221802292838</text:p>
          </table:table-cell>
        </table:table-row>
        <table:table-row table:style-name="ro1">
          <table:table-cell office:value-type="float" office:value="-120.963756532074" calcext:value-type="float">
            <text:p>-120.963756532074</text:p>
          </table:table-cell>
        </table:table-row>
        <table:table-row table:style-name="ro1">
          <table:table-cell office:value-type="float" office:value="174.610688240027" calcext:value-type="float">
            <text:p>174.610688240027</text:p>
          </table:table-cell>
        </table:table-row>
        <table:table-row table:style-name="ro1">
          <table:table-cell office:value-type="float" office:value="-119.267995214893" calcext:value-type="float">
            <text:p>-119.267995214893</text:p>
          </table:table-cell>
        </table:table-row>
        <table:table-row table:style-name="ro1">
          <table:table-cell office:value-type="float" office:value="172.405356631409" calcext:value-type="float">
            <text:p>172.405356631409</text:p>
          </table:table-cell>
        </table:table-row>
        <table:table-row table:style-name="ro1">
          <table:table-cell office:value-type="float" office:value="-117.552811576718" calcext:value-type="float">
            <text:p>-117.552811576718</text:p>
          </table:table-cell>
        </table:table-row>
        <table:table-row table:style-name="ro1">
          <table:table-cell office:value-type="float" office:value="170.272421448598" calcext:value-type="float">
            <text:p>170.272421448598</text:p>
          </table:table-cell>
        </table:table-row>
        <table:table-row table:style-name="ro1">
          <table:table-cell office:value-type="float" office:value="-115.083594006191" calcext:value-type="float">
            <text:p>-115.083594006191</text:p>
          </table:table-cell>
        </table:table-row>
        <table:table-row table:style-name="ro1">
          <table:table-cell office:value-type="float" office:value="168.584160475593" calcext:value-type="float">
            <text:p>168.584160475593</text:p>
          </table:table-cell>
        </table:table-row>
        <table:table-row table:style-name="ro1">
          <table:table-cell office:value-type="float" office:value="-113.344010961578" calcext:value-type="float">
            <text:p>-113.344010961578</text:p>
          </table:table-cell>
        </table:table-row>
        <table:table-row table:style-name="ro1">
          <table:table-cell office:value-type="float" office:value="166.883563874609" calcext:value-type="float">
            <text:p>166.883563874609</text:p>
          </table:table-cell>
        </table:table-row>
        <table:table-row table:style-name="ro1">
          <table:table-cell office:value-type="float" office:value="-111.595310448968" calcext:value-type="float">
            <text:p>-111.595310448968</text:p>
          </table:table-cell>
        </table:table-row>
        <table:table-row table:style-name="ro1">
          <table:table-cell office:value-type="float" office:value="165.173520029644" calcext:value-type="float">
            <text:p>165.173520029644</text:p>
          </table:table-cell>
        </table:table-row>
        <table:table-row table:style-name="ro1">
          <table:table-cell office:value-type="float" office:value="-110.17065341185" calcext:value-type="float">
            <text:p>-110.17065341185</text:p>
          </table:table-cell>
        </table:table-row>
        <table:table-row table:style-name="ro1">
          <table:table-cell office:value-type="float" office:value="163.610459665965" calcext:value-type="float">
            <text:p>163.610459665965</text:p>
          </table:table-cell>
        </table:table-row>
        <table:table-row table:style-name="ro1">
          <table:table-cell office:value-type="float" office:value="-108.262889942194" calcext:value-type="float">
            <text:p>-108.262889942194</text:p>
          </table:table-cell>
        </table:table-row>
        <table:table-row table:style-name="ro1">
          <table:table-cell office:value-type="float" office:value="161.565051177078" calcext:value-type="float">
            <text:p>161.565051177078</text:p>
          </table:table-cell>
        </table:table-row>
        <table:table-row table:style-name="ro1">
          <table:table-cell office:value-type="float" office:value="-106.020292302071" calcext:value-type="float">
            <text:p>-106.020292302071</text:p>
          </table:table-cell>
        </table:table-row>
        <table:table-row table:style-name="ro1">
          <table:table-cell office:value-type="float" office:value="159.880366859182" calcext:value-type="float">
            <text:p>159.880366859182</text:p>
          </table:table-cell>
        </table:table-row>
        <table:table-row table:style-name="ro1">
          <table:table-cell office:value-type="float" office:value="-104.966719564005" calcext:value-type="float">
            <text:p>-104.966719564005</text:p>
          </table:table-cell>
        </table:table-row>
        <table:table-row table:style-name="ro1">
          <table:table-cell office:value-type="float" office:value="157.796521467943" calcext:value-type="float">
            <text:p>157.796521467943</text:p>
          </table:table-cell>
        </table:table-row>
        <table:table-row table:style-name="ro1">
          <table:table-cell office:value-type="float" office:value="-103.240519915187" calcext:value-type="float">
            <text:p>-103.240519915187</text:p>
          </table:table-cell>
        </table:table-row>
        <table:table-row table:style-name="ro1">
          <table:table-cell office:value-type="float" office:value="155.64699082497" calcext:value-type="float">
            <text:p>155.64699082497</text:p>
          </table:table-cell>
        </table:table-row>
        <table:table-row table:style-name="ro1">
          <table:table-cell office:value-type="float" office:value="-100.885527054659" calcext:value-type="float">
            <text:p>-100.885527054659</text:p>
          </table:table-cell>
        </table:table-row>
        <table:table-row table:style-name="ro1">
          <table:table-cell office:value-type="float" office:value="154.163245775998" calcext:value-type="float">
            <text:p>154.163245775998</text:p>
          </table:table-cell>
        </table:table-row>
        <table:table-row table:style-name="ro1">
          <table:table-cell office:value-type="float" office:value="-98.0544144463818" calcext:value-type="float">
            <text:p>-98.0544144463818</text:p>
          </table:table-cell>
        </table:table-row>
        <table:table-row table:style-name="ro1">
          <table:table-cell office:value-type="float" office:value="152.468023251278" calcext:value-type="float">
            <text:p>152.468023251278</text:p>
          </table:table-cell>
        </table:table-row>
        <table:table-row table:style-name="ro1">
          <table:table-cell office:value-type="float" office:value="-96.4588163787187" calcext:value-type="float">
            <text:p>-96.4588163787187</text:p>
          </table:table-cell>
        </table:table-row>
        <table:table-row table:style-name="ro1">
          <table:table-cell office:value-type="float" office:value="150.255118703058" calcext:value-type="float">
            <text:p>150.255118703058</text:p>
          </table:table-cell>
        </table:table-row>
        <table:table-row table:style-name="ro1">
          <table:table-cell office:value-type="float" office:value="-94.8990924537878" calcext:value-type="float">
            <text:p>-94.8990924537878</text:p>
          </table:table-cell>
        </table:table-row>
        <table:table-row table:style-name="ro1">
          <table:table-cell office:value-type="float" office:value="148.109208198154" calcext:value-type="float">
            <text:p>148.109208198154</text:p>
          </table:table-cell>
        </table:table-row>
        <table:table-row table:style-name="ro1">
          <table:table-cell office:value-type="float" office:value="-93.2704879231836" calcext:value-type="float">
            <text:p>-93.2704879231836</text:p>
          </table:table-cell>
        </table:table-row>
        <table:table-row table:style-name="ro1">
          <table:table-cell office:value-type="float" office:value="146.458752345877" calcext:value-type="float">
            <text:p>146.458752345877</text:p>
          </table:table-cell>
        </table:table-row>
        <table:table-row table:style-name="ro1">
          <table:table-cell office:value-type="float" office:value="-91.0912162252626" calcext:value-type="float">
            <text:p>-91.0912162252626</text:p>
          </table:table-cell>
        </table:table-row>
        <table:table-row table:style-name="ro1">
          <table:table-cell office:value-type="float" office:value="145.271003720479" calcext:value-type="float">
            <text:p>145.271003720479</text:p>
          </table:table-cell>
        </table:table-row>
        <table:table-row table:style-name="ro1">
          <table:table-cell office:value-type="float" office:value="-89.4594898128693" calcext:value-type="float">
            <text:p>-89.4594898128693</text:p>
          </table:table-cell>
        </table:table-row>
        <table:table-row table:style-name="ro1">
          <table:table-cell office:value-type="float" office:value="142.696051722017" calcext:value-type="float">
            <text:p>142.696051722017</text:p>
          </table:table-cell>
        </table:table-row>
        <table:table-row table:style-name="ro1">
          <table:table-cell office:value-type="float" office:value="-87.8389205117736" calcext:value-type="float">
            <text:p>-87.8389205117736</text:p>
          </table:table-cell>
        </table:table-row>
        <table:table-row table:style-name="ro1">
          <table:table-cell office:value-type="float" office:value="140.33215888166" calcext:value-type="float">
            <text:p>140.33215888166</text:p>
          </table:table-cell>
        </table:table-row>
        <table:table-row table:style-name="ro1">
          <table:table-cell office:value-type="float" office:value="-86.2218022928384" calcext:value-type="float">
            <text:p>-86.2218022928384</text:p>
          </table:table-cell>
        </table:table-row>
        <table:table-row table:style-name="ro1">
          <table:table-cell office:value-type="float" office:value="139.166504885549" calcext:value-type="float">
            <text:p>139.166504885549</text:p>
          </table:table-cell>
        </table:table-row>
        <table:table-row table:style-name="ro1">
          <table:table-cell office:value-type="float" office:value="-84.6106882400266" calcext:value-type="float">
            <text:p>-84.6106882400266</text:p>
          </table:table-cell>
        </table:table-row>
        <table:table-row table:style-name="ro1">
          <table:table-cell office:value-type="float" office:value="138.012787504183" calcext:value-type="float">
            <text:p>138.012787504183</text:p>
          </table:table-cell>
        </table:table-row>
        <table:table-row table:style-name="ro1">
          <table:table-cell office:value-type="float" office:value="-82.4761795613614" calcext:value-type="float">
            <text:p>-82.4761795613614</text:p>
          </table:table-cell>
        </table:table-row>
        <table:table-row table:style-name="ro1">
          <table:table-cell office:value-type="float" office:value="135.76389846093" calcext:value-type="float">
            <text:p>135.76389846093</text:p>
          </table:table-cell>
        </table:table-row>
        <table:table-row table:style-name="ro1">
          <table:table-cell office:value-type="float" office:value="-80.2724214485984" calcext:value-type="float">
            <text:p>-80.2724214485984</text:p>
          </table:table-cell>
        </table:table-row>
        <table:table-row table:style-name="ro1">
          <table:table-cell office:value-type="float" office:value="133.078044041069" calcext:value-type="float">
            <text:p>133.078044041069</text:p>
          </table:table-cell>
        </table:table-row>
        <table:table-row table:style-name="ro1">
          <table:table-cell office:value-type="float" office:value="-78.6900675259798" calcext:value-type="float">
            <text:p>-78.6900675259798</text:p>
          </table:table-cell>
        </table:table-row>
        <table:table-row table:style-name="ro1">
          <table:table-cell office:value-type="float" office:value="131.543380827958" calcext:value-type="float">
            <text:p>131.543380827958</text:p>
          </table:table-cell>
        </table:table-row>
        <table:table-row table:style-name="ro1">
          <table:table-cell office:value-type="float" office:value="-77.0053832080835" calcext:value-type="float">
            <text:p>-77.0053832080835</text:p>
          </table:table-cell>
        </table:table-row>
        <table:table-row table:style-name="ro1">
          <table:table-cell office:value-type="float" office:value="129.59620863975" calcext:value-type="float">
            <text:p>129.59620863975</text:p>
          </table:table-cell>
        </table:table-row>
        <table:table-row table:style-name="ro1">
          <table:table-cell office:value-type="float" office:value="-75.3112132266816" calcext:value-type="float">
            <text:p>-75.3112132266816</text:p>
          </table:table-cell>
        </table:table-row>
        <table:table-row table:style-name="ro1">
          <table:table-cell office:value-type="float" office:value="127.733045594188" calcext:value-type="float">
            <text:p>127.733045594188</text:p>
          </table:table-cell>
        </table:table-row>
        <table:table-row table:style-name="ro1">
          <table:table-cell office:value-type="float" office:value="-73.6104596659652" calcext:value-type="float">
            <text:p>-73.6104596659652</text:p>
          </table:table-cell>
        </table:table-row>
        <table:table-row table:style-name="ro1">
          <table:table-cell office:value-type="float" office:value="125.788973459183" calcext:value-type="float">
            <text:p>125.788973459183</text:p>
          </table:table-cell>
        </table:table-row>
        <table:table-row table:style-name="ro1">
          <table:table-cell office:value-type="float" office:value="-71.565051177078" calcext:value-type="float">
            <text:p>-71.565051177078</text:p>
          </table:table-cell>
        </table:table-row>
        <table:table-row table:style-name="ro1">
          <table:table-cell office:value-type="float" office:value="124.59228868751" calcext:value-type="float">
            <text:p>124.59228868751</text:p>
          </table:table-cell>
        </table:table-row>
        <table:table-row table:style-name="ro1">
          <table:table-cell office:value-type="float" office:value="-70.0620082557945" calcext:value-type="float">
            <text:p>-70.0620082557945</text:p>
          </table:table-cell>
        </table:table-row>
        <table:table-row table:style-name="ro1">
          <table:table-cell office:value-type="float" office:value="122.347443499442" calcext:value-type="float">
            <text:p>122.347443499442</text:p>
          </table:table-cell>
        </table:table-row>
        <table:table-row table:style-name="ro1">
          <table:table-cell office:value-type="float" office:value="-68.3944727573615" calcext:value-type="float">
            <text:p>-68.3944727573615</text:p>
          </table:table-cell>
        </table:table-row>
        <table:table-row table:style-name="ro1">
          <table:table-cell office:value-type="float" office:value="120.411081267125" calcext:value-type="float">
            <text:p>120.411081267125</text:p>
          </table:table-cell>
        </table:table-row>
        <table:table-row table:style-name="ro1">
          <table:table-cell office:value-type="float" office:value="-66.3093105971726" calcext:value-type="float">
            <text:p>-66.3093105971726</text:p>
          </table:table-cell>
        </table:table-row>
        <table:table-row table:style-name="ro1">
          <table:table-cell office:value-type="float" office:value="118.739795291688" calcext:value-type="float">
            <text:p>118.739795291688</text:p>
          </table:table-cell>
        </table:table-row>
        <table:table-row table:style-name="ro1">
          <table:table-cell office:value-type="float" office:value="-64.1632457759984" calcext:value-type="float">
            <text:p>-64.1632457759984</text:p>
          </table:table-cell>
        </table:table-row>
        <table:table-row table:style-name="ro1">
          <table:table-cell office:value-type="float" office:value="117.783926412209" calcext:value-type="float">
            <text:p>117.783926412209</text:p>
          </table:table-cell>
        </table:table-row>
        <table:table-row table:style-name="ro1">
          <table:table-cell office:value-type="float" office:value="-62.7157927063769" calcext:value-type="float">
            <text:p>-62.7157927063769</text:p>
          </table:table-cell>
        </table:table-row>
        <table:table-row table:style-name="ro1">
          <table:table-cell office:value-type="float" office:value="115.114834886145" calcext:value-type="float">
            <text:p>115.114834886145</text:p>
          </table:table-cell>
        </table:table-row>
        <table:table-row table:style-name="ro1">
          <table:table-cell office:value-type="float" office:value="-61.0490047925332" calcext:value-type="float">
            <text:p>-61.0490047925332</text:p>
          </table:table-cell>
        </table:table-row>
        <table:table-row table:style-name="ro1">
          <table:table-cell office:value-type="float" office:value="113.198590513648" calcext:value-type="float">
            <text:p>113.198590513648</text:p>
          </table:table-cell>
        </table:table-row>
        <table:table-row table:style-name="ro1">
          <table:table-cell office:value-type="float" office:value="-58.3924977537511" calcext:value-type="float">
            <text:p>-58.3924977537511</text:p>
          </table:table-cell>
        </table:table-row>
        <table:table-row table:style-name="ro1">
          <table:table-cell office:value-type="float" office:value="111.501434324048" calcext:value-type="float">
            <text:p>111.501434324048</text:p>
          </table:table-cell>
        </table:table-row>
        <table:table-row table:style-name="ro1">
          <table:table-cell office:value-type="float" office:value="-56.7529322506642" calcext:value-type="float">
            <text:p>-56.7529322506642</text:p>
          </table:table-cell>
        </table:table-row>
        <table:table-row table:style-name="ro1">
          <table:table-cell office:value-type="float" office:value="109.9831065219" calcext:value-type="float">
            <text:p>109.9831065219</text:p>
          </table:table-cell>
        </table:table-row>
        <table:table-row table:style-name="ro1">
          <table:table-cell office:value-type="float" office:value="-55.5735234185609" calcext:value-type="float">
            <text:p>-55.5735234185609</text:p>
          </table:table-cell>
        </table:table-row>
        <table:table-row table:style-name="ro1">
          <table:table-cell office:value-type="float" office:value="108.434948822922" calcext:value-type="float">
            <text:p>108.434948822922</text:p>
          </table:table-cell>
        </table:table-row>
        <table:table-row table:style-name="ro1">
          <table:table-cell office:value-type="float" office:value="-53.9726266148964" calcext:value-type="float">
            <text:p>-53.9726266148964</text:p>
          </table:table-cell>
        </table:table-row>
        <table:table-row table:style-name="ro1">
          <table:table-cell office:value-type="float" office:value="106.020292302071" calcext:value-type="float">
            <text:p>106.020292302071</text:p>
          </table:table-cell>
        </table:table-row>
        <table:table-row table:style-name="ro1">
          <table:table-cell office:value-type="float" office:value="-51.0090059574945" calcext:value-type="float">
            <text:p>-51.0090059574945</text:p>
          </table:table-cell>
        </table:table-row>
        <table:table-row table:style-name="ro1">
          <table:table-cell office:value-type="float" office:value="103.64291477599" calcext:value-type="float">
            <text:p>103.64291477599</text:p>
          </table:table-cell>
        </table:table-row>
        <table:table-row table:style-name="ro1">
          <table:table-cell office:value-type="float" office:value="-49.5139884580013" calcext:value-type="float">
            <text:p>-49.5139884580013</text:p>
          </table:table-cell>
        </table:table-row>
        <table:table-row table:style-name="ro1">
          <table:table-cell office:value-type="float" office:value="101.944177188446" calcext:value-type="float">
            <text:p>101.944177188446</text:p>
          </table:table-cell>
        </table:table-row>
        <table:table-row table:style-name="ro1">
          <table:table-cell office:value-type="float" office:value="-48.3664606634298" calcext:value-type="float">
            <text:p>-48.3664606634298</text:p>
          </table:table-cell>
        </table:table-row>
        <table:table-row table:style-name="ro1">
          <table:table-cell office:value-type="float" office:value="100.256819841696" calcext:value-type="float">
            <text:p>100.256819841696</text:p>
          </table:table-cell>
        </table:table-row>
        <table:table-row table:style-name="ro1">
          <table:table-cell office:value-type="float" office:value="-47.2311746080313" calcext:value-type="float">
            <text:p>-47.2311746080313</text:p>
          </table:table-cell>
        </table:table-row>
        <table:table-row table:style-name="ro1">
          <table:table-cell office:value-type="float" office:value="99.1966558916289" calcext:value-type="float">
            <text:p>99.1966558916289</text:p>
          </table:table-cell>
        </table:table-row>
        <table:table-row table:style-name="ro1">
          <table:table-cell office:value-type="float" office:value="-44.6255231132772" calcext:value-type="float">
            <text:p>-44.6255231132772</text:p>
          </table:table-cell>
        </table:table-row>
        <table:table-row table:style-name="ro1">
          <table:table-cell office:value-type="float" office:value="97.0578466498811" calcext:value-type="float">
            <text:p>97.0578466498811</text:p>
          </table:table-cell>
        </table:table-row>
        <table:table-row table:style-name="ro1">
          <table:table-cell office:value-type="float" office:value="-42.3458044865934" calcext:value-type="float">
            <text:p>-42.3458044865934</text:p>
          </table:table-cell>
        </table:table-row>
        <table:table-row table:style-name="ro1">
          <table:table-cell office:value-type="float" office:value="95.4403320310055" calcext:value-type="float">
            <text:p>95.4403320310055</text:p>
          </table:table-cell>
        </table:table-row>
        <table:table-row table:style-name="ro1">
          <table:table-cell office:value-type="float" office:value="-40.8334951144513" calcext:value-type="float">
            <text:p>-40.8334951144513</text:p>
          </table:table-cell>
        </table:table-row>
        <table:table-row table:style-name="ro1">
          <table:table-cell office:value-type="float" office:value="93.7781977071616" calcext:value-type="float">
            <text:p>93.7781977071616</text:p>
          </table:table-cell>
        </table:table-row>
        <table:table-row table:style-name="ro1">
          <table:table-cell office:value-type="float" office:value="-38.5765295634434" calcext:value-type="float">
            <text:p>-38.5765295634434</text:p>
          </table:table-cell>
        </table:table-row>
        <table:table-row table:style-name="ro1">
          <table:table-cell office:value-type="float" office:value="91.6365770416167" calcext:value-type="float">
            <text:p>91.6365770416167</text:p>
          </table:table-cell>
        </table:table-row>
        <table:table-row table:style-name="ro1">
          <table:table-cell office:value-type="float" office:value="-37.0824969651717" calcext:value-type="float">
            <text:p>-37.0824969651717</text:p>
          </table:table-cell>
        </table:table-row>
        <table:table-row table:style-name="ro1">
          <table:table-cell office:value-type="float" office:value="89.4543424065843" calcext:value-type="float">
            <text:p>89.4543424065843</text:p>
          </table:table-cell>
        </table:table-row>
        <table:table-row table:style-name="ro1">
          <table:table-cell office:value-type="float" office:value="-35.47533202821" calcext:value-type="float">
            <text:p>-35.47533202821</text:p>
          </table:table-cell>
        </table:table-row>
        <table:table-row table:style-name="ro1">
          <table:table-cell office:value-type="float" office:value="87.8389205117736" calcext:value-type="float">
            <text:p>87.8389205117736</text:p>
          </table:table-cell>
        </table:table-row>
        <table:table-row table:style-name="ro1">
          <table:table-cell office:value-type="float" office:value="-33.6900675259798" calcext:value-type="float">
            <text:p>-33.6900675259798</text:p>
          </table:table-cell>
        </table:table-row>
        <table:table-row table:style-name="ro1">
          <table:table-cell office:value-type="float" office:value="86.790513682208" calcext:value-type="float">
            <text:p>86.790513682208</text:p>
          </table:table-cell>
        </table:table-row>
        <table:table-row table:style-name="ro1">
          <table:table-cell office:value-type="float" office:value="-31.7809150929834" calcext:value-type="float">
            <text:p>-31.7809150929834</text:p>
          </table:table-cell>
        </table:table-row>
        <table:table-row table:style-name="ro1">
          <table:table-cell office:value-type="float" office:value="85.1469036130076" calcext:value-type="float">
            <text:p>85.1469036130076</text:p>
          </table:table-cell>
        </table:table-row>
        <table:table-row table:style-name="ro1">
          <table:table-cell office:value-type="float" office:value="-30.1413855520753" calcext:value-type="float">
            <text:p>-30.1413855520753</text:p>
          </table:table-cell>
        </table:table-row>
        <table:table-row table:style-name="ro1">
          <table:table-cell office:value-type="float" office:value="82.9421533501189" calcext:value-type="float">
            <text:p>82.9421533501189</text:p>
          </table:table-cell>
        </table:table-row>
        <table:table-row table:style-name="ro1">
          <table:table-cell office:value-type="float" office:value="-28.739795291688" calcext:value-type="float">
            <text:p>-28.739795291688</text:p>
          </table:table-cell>
        </table:table-row>
        <table:table-row table:style-name="ro1">
          <table:table-cell office:value-type="float" office:value="81.3358645668919" calcext:value-type="float">
            <text:p>81.3358645668919</text:p>
          </table:table-cell>
        </table:table-row>
        <table:table-row table:style-name="ro1">
          <table:table-cell office:value-type="float" office:value="-27.0405239095259" calcext:value-type="float">
            <text:p>-27.0405239095259</text:p>
          </table:table-cell>
        </table:table-row>
        <table:table-row table:style-name="ro1">
          <table:table-cell office:value-type="float" office:value="79.3150875999973" calcext:value-type="float">
            <text:p>79.3150875999973</text:p>
          </table:table-cell>
        </table:table-row>
        <table:table-row table:style-name="ro1">
          <table:table-cell office:value-type="float" office:value="-24.6638147124636" calcext:value-type="float">
            <text:p>-24.6638147124636</text:p>
          </table:table-cell>
        </table:table-row>
        <table:table-row table:style-name="ro1">
          <table:table-cell office:value-type="float" office:value="77.1249984403875" calcext:value-type="float">
            <text:p>77.1249984403875</text:p>
          </table:table-cell>
        </table:table-row>
        <table:table-row table:style-name="ro1">
          <table:table-cell office:value-type="float" office:value="-22.9887168020806" calcext:value-type="float">
            <text:p>-22.9887168020806</text:p>
          </table:table-cell>
        </table:table-row>
        <table:table-row table:style-name="ro1">
          <table:table-cell office:value-type="float" office:value="75.3112132266816" calcext:value-type="float">
            <text:p>75.3112132266816</text:p>
          </table:table-cell>
        </table:table-row>
        <table:table-row table:style-name="ro1">
          <table:table-cell office:value-type="float" office:value="-21.5014343240479" calcext:value-type="float">
            <text:p>-21.5014343240479</text:p>
          </table:table-cell>
        </table:table-row>
        <table:table-row table:style-name="ro1">
          <table:table-cell office:value-type="float" office:value="73.6104596659652" calcext:value-type="float">
            <text:p>73.6104596659652</text:p>
          </table:table-cell>
        </table:table-row>
        <table:table-row table:style-name="ro1">
          <table:table-cell office:value-type="float" office:value="-19.9831065219" calcext:value-type="float">
            <text:p>-19.9831065219</text:p>
          </table:table-cell>
        </table:table-row>
        <table:table-row table:style-name="ro1">
          <table:table-cell office:value-type="float" office:value="71.7371100578059" calcext:value-type="float">
            <text:p>71.7371100578059</text:p>
          </table:table-cell>
        </table:table-row>
        <table:table-row table:style-name="ro1">
          <table:table-cell office:value-type="float" office:value="-18.0939065440632" calcext:value-type="float">
            <text:p>-18.0939065440632</text:p>
          </table:table-cell>
        </table:table-row>
        <table:table-row table:style-name="ro1">
          <table:table-cell office:value-type="float" office:value="70.0168934781" calcext:value-type="float">
            <text:p>70.0168934781</text:p>
          </table:table-cell>
        </table:table-row>
        <table:table-row table:style-name="ro1">
          <table:table-cell office:value-type="float" office:value="-15.7247457227474" calcext:value-type="float">
            <text:p>-15.7247457227474</text:p>
          </table:table-cell>
        </table:table-row>
        <table:table-row table:style-name="ro1">
          <table:table-cell office:value-type="float" office:value="68.4985656759521" calcext:value-type="float">
            <text:p>68.4985656759521</text:p>
          </table:table-cell>
        </table:table-row>
        <table:table-row table:style-name="ro1">
          <table:table-cell office:value-type="float" office:value="-13.5165681087913" calcext:value-type="float">
            <text:p>-13.5165681087913</text:p>
          </table:table-cell>
        </table:table-row>
        <table:table-row table:style-name="ro1">
          <table:table-cell office:value-type="float" office:value="66.5226001079071" calcext:value-type="float">
            <text:p>66.5226001079071</text:p>
          </table:table-cell>
        </table:table-row>
        <table:table-row table:style-name="ro1">
          <table:table-cell office:value-type="float" office:value="-11.8336453061607" calcext:value-type="float">
            <text:p>-11.8336453061607</text:p>
          </table:table-cell>
        </table:table-row>
        <table:table-row table:style-name="ro1">
          <table:table-cell office:value-type="float" office:value="64.3978124485582" calcext:value-type="float">
            <text:p>64.3978124485582</text:p>
          </table:table-cell>
        </table:table-row>
        <table:table-row table:style-name="ro1">
          <table:table-cell office:value-type="float" office:value="-10.2568198416964" calcext:value-type="float">
            <text:p>-10.2568198416964</text:p>
          </table:table-cell>
        </table:table-row>
        <table:table-row table:style-name="ro1">
          <table:table-cell office:value-type="float" office:value="62.2160735877907" calcext:value-type="float">
            <text:p>62.2160735877907</text:p>
          </table:table-cell>
        </table:table-row>
        <table:table-row table:style-name="ro1">
          <table:table-cell office:value-type="float" office:value="-9.1966558916289" calcext:value-type="float">
            <text:p>-9.1966558916289</text:p>
          </table:table-cell>
        </table:table-row>
        <table:table-row table:style-name="ro1">
          <table:table-cell office:value-type="float" office:value="60.2551187030578" calcext:value-type="float">
            <text:p>60.2551187030578</text:p>
          </table:table-cell>
        </table:table-row>
        <table:table-row table:style-name="ro1">
          <table:table-cell office:value-type="float" office:value="-7.05784664988108" calcext:value-type="float">
            <text:p>-7.05784664988108</text:p>
          </table:table-cell>
        </table:table-row>
        <table:table-row table:style-name="ro1">
          <table:table-cell office:value-type="float" office:value="58.851419013805" calcext:value-type="float">
            <text:p>58.851419013805</text:p>
          </table:table-cell>
        </table:table-row>
        <table:table-row table:style-name="ro1">
          <table:table-cell office:value-type="float" office:value="-5.38931175997341" calcext:value-type="float">
            <text:p>-5.38931175997341</text:p>
          </table:table-cell>
        </table:table-row>
        <table:table-row table:style-name="ro1">
          <table:table-cell office:value-type="float" office:value="57.2004687273808" calcext:value-type="float">
            <text:p>57.2004687273808</text:p>
          </table:table-cell>
        </table:table-row>
        <table:table-row table:style-name="ro1">
          <table:table-cell office:value-type="float" office:value="-3.81407483429035" calcext:value-type="float">
            <text:p>-3.81407483429035</text:p>
          </table:table-cell>
        </table:table-row>
        <table:table-row table:style-name="ro1">
          <table:table-cell office:value-type="float" office:value="54.9638041899072" calcext:value-type="float">
            <text:p>54.9638041899072</text:p>
          </table:table-cell>
        </table:table-row>
        <table:table-row table:style-name="ro1">
          <table:table-cell office:value-type="float" office:value="-1.63657704161672" calcext:value-type="float">
            <text:p>-1.63657704161672</text:p>
          </table:table-cell>
        </table:table-row>
        <table:table-row table:style-name="ro1">
          <table:table-cell office:value-type="float" office:value="53.4550276771775" calcext:value-type="float">
            <text:p>53.4550276771775</text:p>
          </table:table-cell>
        </table:table-row>
        <table:table-row table:style-name="ro1">
          <table:table-cell office:value-type="float" office:value="0.540510187130666" calcext:value-type="float">
            <text:p>0.540510187130666</text:p>
          </table:table-cell>
        </table:table-row>
        <table:table-row table:style-name="ro1">
          <table:table-cell office:value-type="float" office:value="51.0885281541952" calcext:value-type="float">
            <text:p>51.0885281541952</text:p>
          </table:table-cell>
        </table:table-row>
        <table:table-row table:style-name="ro1">
          <table:table-cell office:value-type="float" office:value="2.1409013663231" calcext:value-type="float">
            <text:p>2.1409013663231</text:p>
          </table:table-cell>
        </table:table-row>
        <table:table-row table:style-name="ro1">
          <table:table-cell office:value-type="float" office:value="49.5739212599009" calcext:value-type="float">
            <text:p>49.5739212599009</text:p>
          </table:table-cell>
        </table:table-row>
        <table:table-row table:style-name="ro1">
          <table:table-cell office:value-type="float" office:value="3.23970029610213" calcext:value-type="float">
            <text:p>3.23970029610213</text:p>
          </table:table-cell>
        </table:table-row>
        <table:table-row table:style-name="ro1">
          <table:table-cell office:value-type="float" office:value="48.0940580589171" calcext:value-type="float">
            <text:p>48.0940580589171</text:p>
          </table:table-cell>
        </table:table-row>
        <table:table-row table:style-name="ro1">
          <table:table-cell office:value-type="float" office:value="4.89909245378777" calcext:value-type="float">
            <text:p>4.89909245378777</text:p>
          </table:table-cell>
        </table:table-row>
        <table:table-row table:style-name="ro1">
          <table:table-cell office:value-type="float" office:value="46.548157698978" calcext:value-type="float">
            <text:p>46.548157698978</text:p>
          </table:table-cell>
        </table:table-row>
        <table:table-row table:style-name="ro1">
          <table:table-cell office:value-type="float" office:value="7.05784664988108" calcext:value-type="float">
            <text:p>7.05784664988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58362148011395" calcext:value-type="float">
            <text:p>8.58362148011395</text:p>
          </table:table-cell>
        </table:table-row>
        <table:table-row table:style-name="ro1">
          <table:table-cell office:value-type="float" office:value="42.3458044865934" calcext:value-type="float">
            <text:p>42.3458044865934</text:p>
          </table:table-cell>
        </table:table-row>
        <table:table-row table:style-name="ro1">
          <table:table-cell office:value-type="float" office:value="10.7842978675626" calcext:value-type="float">
            <text:p>10.7842978675626</text:p>
          </table:table-cell>
        </table:table-row>
        <table:table-row table:style-name="ro1">
          <table:table-cell office:value-type="float" office:value="40.7777697938573" calcext:value-type="float">
            <text:p>40.7777697938573</text:p>
          </table:table-cell>
        </table:table-row>
        <table:table-row table:style-name="ro1">
          <table:table-cell office:value-type="float" office:value="13.1164361253915" calcext:value-type="float">
            <text:p>13.1164361253915</text:p>
          </table:table-cell>
        </table:table-row>
        <table:table-row table:style-name="ro1">
          <table:table-cell office:value-type="float" office:value="39.2513365827122" calcext:value-type="float">
            <text:p>39.2513365827122</text:p>
          </table:table-cell>
        </table:table-row>
        <table:table-row table:style-name="ro1">
          <table:table-cell office:value-type="float" office:value="14.8264799703557" calcext:value-type="float">
            <text:p>14.8264799703557</text:p>
          </table:table-cell>
        </table:table-row>
        <table:table-row table:style-name="ro1">
          <table:table-cell office:value-type="float" office:value="37.4053566314085" calcext:value-type="float">
            <text:p>37.4053566314085</text:p>
          </table:table-cell>
        </table:table-row>
        <table:table-row table:style-name="ro1">
          <table:table-cell office:value-type="float" office:value="16.6992442339936" calcext:value-type="float">
            <text:p>16.6992442339936</text:p>
          </table:table-cell>
        </table:table-row>
        <table:table-row table:style-name="ro1">
          <table:table-cell office:value-type="float" office:value="35.47533202821" calcext:value-type="float">
            <text:p>35.47533202821</text:p>
          </table:table-cell>
        </table:table-row>
        <table:table-row table:style-name="ro1">
          <table:table-cell office:value-type="float" office:value="18.434948822922" calcext:value-type="float">
            <text:p>18.434948822922</text:p>
          </table:table-cell>
        </table:table-row>
        <table:table-row table:style-name="ro1">
          <table:table-cell office:value-type="float" office:value="33.6900675259798" calcext:value-type="float">
            <text:p>33.6900675259798</text:p>
          </table:table-cell>
        </table:table-row>
        <table:table-row table:style-name="ro1">
          <table:table-cell office:value-type="float" office:value="19.9831065219" calcext:value-type="float">
            <text:p>19.9831065219</text:p>
          </table:table-cell>
        </table:table-row>
        <table:table-row table:style-name="ro1">
          <table:table-cell office:value-type="float" office:value="32.4711922908485" calcext:value-type="float">
            <text:p>32.4711922908485</text:p>
          </table:table-cell>
        </table:table-row>
        <table:table-row table:style-name="ro1">
          <table:table-cell office:value-type="float" office:value="21.5014343240479" calcext:value-type="float">
            <text:p>21.5014343240479</text:p>
          </table:table-cell>
        </table:table-row>
        <table:table-row table:style-name="ro1">
          <table:table-cell office:value-type="float" office:value="30.6851730895951" calcext:value-type="float">
            <text:p>30.6851730895951</text:p>
          </table:table-cell>
        </table:table-row>
        <table:table-row table:style-name="ro1">
          <table:table-cell office:value-type="float" office:value="24.1284029302679" calcext:value-type="float">
            <text:p>24.1284029302679</text:p>
          </table:table-cell>
        </table:table-row>
        <table:table-row table:style-name="ro1">
          <table:table-cell office:value-type="float" office:value="28.4821857470404" calcext:value-type="float">
            <text:p>28.4821857470404</text:p>
          </table:table-cell>
        </table:table-row>
        <table:table-row table:style-name="ro1">
          <table:table-cell office:value-type="float" office:value="26.3180881396517" calcext:value-type="float">
            <text:p>26.3180881396517</text:p>
          </table:table-cell>
        </table:table-row>
        <table:table-row table:style-name="ro1">
          <table:table-cell office:value-type="float" office:value="27.0505970070861" calcext:value-type="float">
            <text:p>27.0505970070861</text:p>
          </table:table-cell>
        </table:table-row>
        <table:table-row table:style-name="ro1">
          <table:table-cell office:value-type="float" office:value="28.3007557660064" calcext:value-type="float">
            <text:p>28.3007557660064</text:p>
          </table:table-cell>
        </table:table-row>
        <table:table-row table:style-name="ro1">
          <table:table-cell office:value-type="float" office:value="25.3461759419467" calcext:value-type="float">
            <text:p>25.3461759419467</text:p>
          </table:table-cell>
        </table:table-row>
        <table:table-row table:style-name="ro1">
          <table:table-cell office:value-type="float" office:value="29.7448812969422" calcext:value-type="float">
            <text:p>29.7448812969422</text:p>
          </table:table-cell>
        </table:table-row>
        <table:table-row table:style-name="ro1">
          <table:table-cell office:value-type="float" office:value="23.9076604941725" calcext:value-type="float">
            <text:p>23.9076604941725</text:p>
          </table:table-cell>
        </table:table-row>
        <table:table-row table:style-name="ro1">
          <table:table-cell office:value-type="float" office:value="31.4295656148385" calcext:value-type="float">
            <text:p>31.4295656148385</text:p>
          </table:table-cell>
        </table:table-row>
        <table:table-row table:style-name="ro1">
          <table:table-cell office:value-type="float" office:value="21.3057836178288" calcext:value-type="float">
            <text:p>21.3057836178288</text:p>
          </table:table-cell>
        </table:table-row>
        <table:table-row table:style-name="ro1">
          <table:table-cell office:value-type="float" office:value="33.6900675259798" calcext:value-type="float">
            <text:p>33.6900675259798</text:p>
          </table:table-cell>
        </table:table-row>
        <table:table-row table:style-name="ro1">
          <table:table-cell office:value-type="float" office:value="19.1129737336733" calcext:value-type="float">
            <text:p>19.1129737336733</text:p>
          </table:table-cell>
        </table:table-row>
        <table:table-row table:style-name="ro1">
          <table:table-cell office:value-type="float" office:value="35.6650015368618" calcext:value-type="float">
            <text:p>35.6650015368618</text:p>
          </table:table-cell>
        </table:table-row>
        <table:table-row table:style-name="ro1">
          <table:table-cell office:value-type="float" office:value="17.5798514266553" calcext:value-type="float">
            <text:p>17.5798514266553</text:p>
          </table:table-cell>
        </table:table-row>
        <table:table-row table:style-name="ro1">
          <table:table-cell office:value-type="float" office:value="37.1998121158183" calcext:value-type="float">
            <text:p>37.1998121158183</text:p>
          </table:table-cell>
        </table:table-row>
        <table:table-row table:style-name="ro1">
          <table:table-cell office:value-type="float" office:value="15.871178611457" calcext:value-type="float">
            <text:p>15.871178611457</text:p>
          </table:table-cell>
        </table:table-row>
        <table:table-row table:style-name="ro1">
          <table:table-cell office:value-type="float" office:value="39.5962086397503" calcext:value-type="float">
            <text:p>39.5962086397503</text:p>
          </table:table-cell>
        </table:table-row>
        <table:table-row table:style-name="ro1">
          <table:table-cell office:value-type="float" office:value="14.0362434679265" calcext:value-type="float">
            <text:p>14.0362434679265</text:p>
          </table:table-cell>
        </table:table-row>
        <table:table-row table:style-name="ro1">
          <table:table-cell office:value-type="float" office:value="41.4964683552155" calcext:value-type="float">
            <text:p>41.4964683552155</text:p>
          </table:table-cell>
        </table:table-row>
        <table:table-row table:style-name="ro1">
          <table:table-cell office:value-type="float" office:value="12.3553598650835" calcext:value-type="float">
            <text:p>12.3553598650835</text:p>
          </table:table-cell>
        </table:table-row>
        <table:table-row table:style-name="ro1">
          <table:table-cell office:value-type="float" office:value="42.6467031338917" calcext:value-type="float">
            <text:p>42.6467031338917</text:p>
          </table:table-cell>
        </table:table-row>
        <table:table-row table:style-name="ro1">
          <table:table-cell office:value-type="float" office:value="11.415839524407" calcext:value-type="float">
            <text:p>11.415839524407</text:p>
          </table:table-cell>
        </table:table-row>
        <table:table-row table:style-name="ro1">
          <table:table-cell office:value-type="float" office:value="43.8308606720926" calcext:value-type="float">
            <text:p>43.8308606720926</text:p>
          </table:table-cell>
        </table:table-row>
        <table:table-row table:style-name="ro1">
          <table:table-cell office:value-type="float" office:value="8.82974466790907" calcext:value-type="float">
            <text:p>8.82974466790907</text:p>
          </table:table-cell>
        </table:table-row>
        <table:table-row table:style-name="ro1">
          <table:table-cell office:value-type="float" office:value="46.1691393279074" calcext:value-type="float">
            <text:p>46.1691393279074</text:p>
          </table:table-cell>
        </table:table-row>
        <table:table-row table:style-name="ro1">
          <table:table-cell office:value-type="float" office:value="6.64527821027442" calcext:value-type="float">
            <text:p>6.64527821027442</text:p>
          </table:table-cell>
        </table:table-row>
        <table:table-row table:style-name="ro1">
          <table:table-cell office:value-type="float" office:value="48.8654611698517" calcext:value-type="float">
            <text:p>48.8654611698517</text:p>
          </table:table-cell>
        </table:table-row>
        <table:table-row table:style-name="ro1">
          <table:table-cell office:value-type="float" office:value="4.89909245378777" calcext:value-type="float">
            <text:p>4.89909245378777</text:p>
          </table:table-cell>
        </table:table-row>
        <table:table-row table:style-name="ro1">
          <table:table-cell office:value-type="float" office:value="50.0538260500644" calcext:value-type="float">
            <text:p>50.0538260500644</text:p>
          </table:table-cell>
        </table:table-row>
        <table:table-row table:style-name="ro1">
          <table:table-cell office:value-type="float" office:value="3.20948631779199" calcext:value-type="float">
            <text:p>3.20948631779199</text:p>
          </table:table-cell>
        </table:table-row>
        <table:table-row table:style-name="ro1">
          <table:table-cell office:value-type="float" office:value="51.5967382978942" calcext:value-type="float">
            <text:p>51.5967382978942</text:p>
          </table:table-cell>
        </table:table-row>
        <table:table-row table:style-name="ro1">
          <table:table-cell office:value-type="float" office:value="1.60600298928225" calcext:value-type="float">
            <text:p>1.60600298928225</text:p>
          </table:table-cell>
        </table:table-row>
        <table:table-row table:style-name="ro1">
          <table:table-cell office:value-type="float" office:value="53.8925487082481" calcext:value-type="float">
            <text:p>53.8925487082481</text:p>
          </table:table-cell>
        </table:table-row>
        <table:table-row table:style-name="ro1">
          <table:table-cell office:value-type="float" office:value="-0.535458985564534" calcext:value-type="float">
            <text:p>-0.535458985564534</text:p>
          </table:table-cell>
        </table:table-row>
        <table:table-row table:style-name="ro1">
          <table:table-cell office:value-type="float" office:value="56.3099324740202" calcext:value-type="float">
            <text:p>56.3099324740202</text:p>
          </table:table-cell>
        </table:table-row>
        <table:table-row table:style-name="ro1">
          <table:table-cell office:value-type="float" office:value="-2.1409013663231" calcext:value-type="float">
            <text:p>-2.1409013663231</text:p>
          </table:table-cell>
        </table:table-row>
        <table:table-row table:style-name="ro1">
          <table:table-cell office:value-type="float" office:value="57.2315009212302" calcext:value-type="float">
            <text:p>57.2315009212302</text:p>
          </table:table-cell>
        </table:table-row>
        <table:table-row table:style-name="ro1">
          <table:table-cell office:value-type="float" office:value="-3.77819770716159" calcext:value-type="float">
            <text:p>-3.77819770716159</text:p>
          </table:table-cell>
        </table:table-row>
        <table:table-row table:style-name="ro1">
          <table:table-cell office:value-type="float" office:value="58.4652080948117" calcext:value-type="float">
            <text:p>58.4652080948117</text:p>
          </table:table-cell>
        </table:table-row>
        <table:table-row table:style-name="ro1">
          <table:table-cell office:value-type="float" office:value="-5.38931175997341" calcext:value-type="float">
            <text:p>-5.38931175997341</text:p>
          </table:table-cell>
        </table:table-row>
        <table:table-row table:style-name="ro1">
          <table:table-cell office:value-type="float" office:value="60.7320047851073" calcext:value-type="float">
            <text:p>60.7320047851073</text:p>
          </table:table-cell>
        </table:table-row>
        <table:table-row table:style-name="ro1">
          <table:table-cell office:value-type="float" office:value="-7.05784664988108" calcext:value-type="float">
            <text:p>-7.05784664988108</text:p>
          </table:table-cell>
        </table:table-row>
        <table:table-row table:style-name="ro1">
          <table:table-cell office:value-type="float" office:value="62.9494029929139" calcext:value-type="float">
            <text:p>62.9494029929139</text:p>
          </table:table-cell>
        </table:table-row>
        <table:table-row table:style-name="ro1">
          <table:table-cell office:value-type="float" office:value="-8.13010235415598" calcext:value-type="float">
            <text:p>-8.13010235415598</text:p>
          </table:table-cell>
        </table:table-row>
        <table:table-row table:style-name="ro1">
          <table:table-cell office:value-type="float" office:value="64.4184707420611" calcext:value-type="float">
            <text:p>64.4184707420611</text:p>
          </table:table-cell>
        </table:table-row>
        <table:table-row table:style-name="ro1">
          <table:table-cell office:value-type="float" office:value="-10.2568198416964" calcext:value-type="float">
            <text:p>-10.2568198416964</text:p>
          </table:table-cell>
        </table:table-row>
        <table:table-row table:style-name="ro1">
          <table:table-cell office:value-type="float" office:value="65.6469908249704" calcext:value-type="float">
            <text:p>65.6469908249704</text:p>
          </table:table-cell>
        </table:table-row>
        <table:table-row table:style-name="ro1">
          <table:table-cell office:value-type="float" office:value="-12.9946167919165" calcext:value-type="float">
            <text:p>-12.9946167919165</text:p>
          </table:table-cell>
        </table:table-row>
        <table:table-row table:style-name="ro1">
          <table:table-cell office:value-type="float" office:value="68.0968219181608" calcext:value-type="float">
            <text:p>68.0968219181608</text:p>
          </table:table-cell>
        </table:table-row>
        <table:table-row table:style-name="ro1">
          <table:table-cell office:value-type="float" office:value="-14.1670555226312" calcext:value-type="float">
            <text:p>-14.1670555226312</text:p>
          </table:table-cell>
        </table:table-row>
        <table:table-row table:style-name="ro1">
          <table:table-cell office:value-type="float" office:value="70.7099537808113" calcext:value-type="float">
            <text:p>70.7099537808113</text:p>
          </table:table-cell>
        </table:table-row>
        <table:table-row table:style-name="ro1">
          <table:table-cell office:value-type="float" office:value="-15.2080391906353" calcext:value-type="float">
            <text:p>-15.2080391906353</text:p>
          </table:table-cell>
        </table:table-row>
        <table:table-row table:style-name="ro1">
          <table:table-cell office:value-type="float" office:value="72.4201485733447" calcext:value-type="float">
            <text:p>72.4201485733447</text:p>
          </table:table-cell>
        </table:table-row>
        <table:table-row table:style-name="ro1">
          <table:table-cell office:value-type="float" office:value="-16.9051580986357" calcext:value-type="float">
            <text:p>-16.9051580986357</text:p>
          </table:table-cell>
        </table:table-row>
        <table:table-row table:style-name="ro1">
          <table:table-cell office:value-type="float" office:value="73.9797076979288" calcext:value-type="float">
            <text:p>73.9797076979288</text:p>
          </table:table-cell>
        </table:table-row>
        <table:table-row table:style-name="ro1">
          <table:table-cell office:value-type="float" office:value="-19.2900462191887" calcext:value-type="float">
            <text:p>-19.2900462191887</text:p>
          </table:table-cell>
        </table:table-row>
        <table:table-row table:style-name="ro1">
          <table:table-cell office:value-type="float" office:value="75.6997225508144" calcext:value-type="float">
            <text:p>75.6997225508144</text:p>
          </table:table-cell>
        </table:table-row>
        <table:table-row table:style-name="ro1">
          <table:table-cell office:value-type="float" office:value="-21.5014343240479" calcext:value-type="float">
            <text:p>-21.5014343240479</text:p>
          </table:table-cell>
        </table:table-row>
        <table:table-row table:style-name="ro1">
          <table:table-cell office:value-type="float" office:value="77.5295382783311" calcext:value-type="float">
            <text:p>77.5295382783311</text:p>
          </table:table-cell>
        </table:table-row>
        <table:table-row table:style-name="ro1">
          <table:table-cell office:value-type="float" office:value="-23.4121141693027" calcext:value-type="float">
            <text:p>-23.4121141693027</text:p>
          </table:table-cell>
        </table:table-row>
        <table:table-row table:style-name="ro1">
          <table:table-cell office:value-type="float" office:value="78.6900675259798" calcext:value-type="float">
            <text:p>78.6900675259798</text:p>
          </table:table-cell>
        </table:table-row>
        <table:table-row table:style-name="ro1">
          <table:table-cell office:value-type="float" office:value="-26.3232982678099" calcext:value-type="float">
            <text:p>-26.3232982678099</text:p>
          </table:table-cell>
        </table:table-row>
        <table:table-row table:style-name="ro1">
          <table:table-cell office:value-type="float" office:value="81.2538377374448" calcext:value-type="float">
            <text:p>81.2538377374448</text:p>
          </table:table-cell>
        </table:table-row>
        <table:table-row table:style-name="ro1">
          <table:table-cell office:value-type="float" office:value="-28.0091767080138" calcext:value-type="float">
            <text:p>-28.0091767080138</text:p>
          </table:table-cell>
        </table:table-row>
        <table:table-row table:style-name="ro1">
          <table:table-cell office:value-type="float" office:value="83.3547217897256" calcext:value-type="float">
            <text:p>83.3547217897256</text:p>
          </table:table-cell>
        </table:table-row>
        <table:table-row table:style-name="ro1">
          <table:table-cell office:value-type="float" office:value="-29.0016994238881" calcext:value-type="float">
            <text:p>-29.0016994238881</text:p>
          </table:table-cell>
        </table:table-row>
        <table:table-row table:style-name="ro1">
          <table:table-cell office:value-type="float" office:value="85.0062560141766" calcext:value-type="float">
            <text:p>85.0062560141766</text:p>
          </table:table-cell>
        </table:table-row>
        <table:table-row table:style-name="ro1">
          <table:table-cell office:value-type="float" office:value="-29.7448812969422" calcext:value-type="float">
            <text:p>-29.7448812969422</text:p>
          </table:table-cell>
        </table:table-row>
        <table:table-row table:style-name="ro1">
          <table:table-cell office:value-type="float" office:value="86.7295120768165" calcext:value-type="float">
            <text:p>86.7295120768165</text:p>
          </table:table-cell>
        </table:table-row>
        <table:table-row table:style-name="ro1">
          <table:table-cell office:value-type="float" office:value="-32.1786562066011" calcext:value-type="float">
            <text:p>-32.1786562066011</text:p>
          </table:table-cell>
        </table:table-row>
        <table:table-row table:style-name="ro1">
          <table:table-cell office:value-type="float" office:value="88.3939970107178" calcext:value-type="float">
            <text:p>88.3939970107178</text:p>
          </table:table-cell>
        </table:table-row>
        <table:table-row table:style-name="ro1">
          <table:table-cell office:value-type="float" office:value="-35.0361958100928" calcext:value-type="float">
            <text:p>-35.0361958100928</text:p>
          </table:table-cell>
        </table:table-row>
        <table:table-row table:style-name="ro1">
          <table:table-cell office:value-type="float" office:value="90.5354589855645" calcext:value-type="float">
            <text:p>90.5354589855645</text:p>
          </table:table-cell>
        </table:table-row>
        <table:table-row table:style-name="ro1">
          <table:table-cell office:value-type="float" office:value="-36.869897645844" calcext:value-type="float">
            <text:p>-36.869897645844</text:p>
          </table:table-cell>
        </table:table-row>
        <table:table-row table:style-name="ro1">
          <table:table-cell office:value-type="float" office:value="92.1409013663231" calcext:value-type="float">
            <text:p>92.1409013663231</text:p>
          </table:table-cell>
        </table:table-row>
        <table:table-row table:style-name="ro1">
          <table:table-cell office:value-type="float" office:value="-38.4032617021058" calcext:value-type="float">
            <text:p>-38.4032617021058</text:p>
          </table:table-cell>
        </table:table-row>
        <table:table-row table:style-name="ro1">
          <table:table-cell office:value-type="float" office:value="93.7429882956871" calcext:value-type="float">
            <text:p>93.7429882956871</text:p>
          </table:table-cell>
        </table:table-row>
        <table:table-row table:style-name="ro1">
          <table:table-cell office:value-type="float" office:value="-40.0136662287645" calcext:value-type="float">
            <text:p>-40.0136662287645</text:p>
          </table:table-cell>
        </table:table-row>
        <table:table-row table:style-name="ro1">
          <table:table-cell office:value-type="float" office:value="95.3893117599734" calcext:value-type="float">
            <text:p>95.3893117599734</text:p>
          </table:table-cell>
        </table:table-row>
        <table:table-row table:style-name="ro1">
          <table:table-cell office:value-type="float" office:value="-41.9471174852076" calcext:value-type="float">
            <text:p>-41.9471174852076</text:p>
          </table:table-cell>
        </table:table-row>
        <table:table-row table:style-name="ro1">
          <table:table-cell office:value-type="float" office:value="96.9919253466678" calcext:value-type="float">
            <text:p>96.9919253466678</text:p>
          </table:table-cell>
        </table:table-row>
        <table:table-row table:style-name="ro1">
          <table:table-cell office:value-type="float" office:value="-43.8465495488946" calcext:value-type="float">
            <text:p>-43.8465495488946</text:p>
          </table:table-cell>
        </table:table-row>
        <table:table-row table:style-name="ro1">
          <table:table-cell office:value-type="float" office:value="98.130102354156" calcext:value-type="float">
            <text:p>98.13010235415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00.256819841696" calcext:value-type="float">
            <text:p>100.256819841696</text:p>
          </table:table-cell>
        </table:table-row>
        <table:table-row table:style-name="ro1">
          <table:table-cell office:value-type="float" office:value="-46.9219559589314" calcext:value-type="float">
            <text:p>-46.9219559589314</text:p>
          </table:table-cell>
        </table:table-row>
        <table:table-row table:style-name="ro1">
          <table:table-cell office:value-type="float" office:value="102.875001559612" calcext:value-type="float">
            <text:p>102.875001559612</text:p>
          </table:table-cell>
        </table:table-row>
        <table:table-row table:style-name="ro1">
          <table:table-cell office:value-type="float" office:value="-48.8140748342904" calcext:value-type="float">
            <text:p>-48.8140748342904</text:p>
          </table:table-cell>
        </table:table-row>
        <table:table-row table:style-name="ro1">
          <table:table-cell office:value-type="float" office:value="104.036243467926" calcext:value-type="float">
            <text:p>104.036243467926</text:p>
          </table:table-cell>
        </table:table-row>
        <table:table-row table:style-name="ro1">
          <table:table-cell office:value-type="float" office:value="-51.5089564405026" calcext:value-type="float">
            <text:p>-51.5089564405026</text:p>
          </table:table-cell>
        </table:table-row>
        <table:table-row table:style-name="ro1">
          <table:table-cell office:value-type="float" office:value="105.208039190635" calcext:value-type="float">
            <text:p>105.208039190635</text:p>
          </table:table-cell>
        </table:table-row>
        <table:table-row table:style-name="ro1">
          <table:table-cell office:value-type="float" office:value="-53.8925487082481" calcext:value-type="float">
            <text:p>-53.8925487082481</text:p>
          </table:table-cell>
        </table:table-row>
        <table:table-row table:style-name="ro1">
          <table:table-cell office:value-type="float" office:value="106.750264505026" calcext:value-type="float">
            <text:p>106.750264505026</text:p>
          </table:table-cell>
        </table:table-row>
        <table:table-row table:style-name="ro1">
          <table:table-cell office:value-type="float" office:value="-54.2110265408167" calcext:value-type="float">
            <text:p>-54.2110265408167</text:p>
          </table:table-cell>
        </table:table-row>
        <table:table-row table:style-name="ro1">
          <table:table-cell office:value-type="float" office:value="108.93900426024" calcext:value-type="float">
            <text:p>108.93900426024</text:p>
          </table:table-cell>
        </table:table-row>
        <table:table-row table:style-name="ro1">
          <table:table-cell office:value-type="float" office:value="-55.2710037204791" calcext:value-type="float">
            <text:p>-55.2710037204791</text:p>
          </table:table-cell>
        </table:table-row>
        <table:table-row table:style-name="ro1">
          <table:table-cell office:value-type="float" office:value="111.305783617829" calcext:value-type="float">
            <text:p>111.305783617829</text:p>
          </table:table-cell>
        </table:table-row>
        <table:table-row table:style-name="ro1">
          <table:table-cell office:value-type="float" office:value="-57.3624924157143" calcext:value-type="float">
            <text:p>-57.3624924157143</text:p>
          </table:table-cell>
        </table:table-row>
        <table:table-row table:style-name="ro1">
          <table:table-cell office:value-type="float" office:value="112.988716802081" calcext:value-type="float">
            <text:p>112.988716802081</text:p>
          </table:table-cell>
        </table:table-row>
        <table:table-row table:style-name="ro1">
          <table:table-cell office:value-type="float" office:value="-59.7827260426157" calcext:value-type="float">
            <text:p>-59.7827260426157</text:p>
          </table:table-cell>
        </table:table-row>
        <table:table-row table:style-name="ro1">
          <table:table-cell office:value-type="float" office:value="115.85186254206" calcext:value-type="float">
            <text:p>115.85186254206</text:p>
          </table:table-cell>
        </table:table-row>
        <table:table-row table:style-name="ro1">
          <table:table-cell office:value-type="float" office:value="-61.7359958514761" calcext:value-type="float">
            <text:p>-61.7359958514761</text:p>
          </table:table-cell>
        </table:table-row>
        <table:table-row table:style-name="ro1">
          <table:table-cell office:value-type="float" office:value="117.75854060106" calcext:value-type="float">
            <text:p>117.75854060106</text:p>
          </table:table-cell>
        </table:table-row>
        <table:table-row table:style-name="ro1">
          <table:table-cell office:value-type="float" office:value="-62.9494029929139" calcext:value-type="float">
            <text:p>-62.9494029929139</text:p>
          </table:table-cell>
        </table:table-row>
        <table:table-row table:style-name="ro1">
          <table:table-cell office:value-type="float" office:value="118.48218574704" calcext:value-type="float">
            <text:p>118.48218574704</text:p>
          </table:table-cell>
        </table:table-row>
        <table:table-row table:style-name="ro1">
          <table:table-cell office:value-type="float" office:value="-64.6538240580533" calcext:value-type="float">
            <text:p>-64.6538240580533</text:p>
          </table:table-cell>
        </table:table-row>
        <table:table-row table:style-name="ro1">
          <table:table-cell office:value-type="float" office:value="119.475889003246" calcext:value-type="float">
            <text:p>119.475889003246</text:p>
          </table:table-cell>
        </table:table-row>
        <table:table-row table:style-name="ro1">
          <table:table-cell office:value-type="float" office:value="-67.0871716032283" calcext:value-type="float">
            <text:p>-67.0871716032283</text:p>
          </table:table-cell>
        </table:table-row>
        <table:table-row table:style-name="ro1">
          <table:table-cell office:value-type="float" office:value="121.607502246249" calcext:value-type="float">
            <text:p>121.607502246249</text:p>
          </table:table-cell>
        </table:table-row>
        <table:table-row table:style-name="ro1">
          <table:table-cell office:value-type="float" office:value="-68.4985656759521" calcext:value-type="float">
            <text:p>-68.4985656759521</text:p>
          </table:table-cell>
        </table:table-row>
        <table:table-row table:style-name="ro1">
          <table:table-cell office:value-type="float" office:value="124.426476581439" calcext:value-type="float">
            <text:p>124.426476581439</text:p>
          </table:table-cell>
        </table:table-row>
        <table:table-row table:style-name="ro1">
          <table:table-cell office:value-type="float" office:value="-70.2011236454751" calcext:value-type="float">
            <text:p>-70.2011236454751</text:p>
          </table:table-cell>
        </table:table-row>
        <table:table-row table:style-name="ro1">
          <table:table-cell office:value-type="float" office:value="125.909723079178" calcext:value-type="float">
            <text:p>125.909723079178</text:p>
          </table:table-cell>
        </table:table-row>
        <table:table-row table:style-name="ro1">
          <table:table-cell office:value-type="float" office:value="-71.7371100578059" calcext:value-type="float">
            <text:p>-71.7371100578059</text:p>
          </table:table-cell>
        </table:table-row>
        <table:table-row table:style-name="ro1">
          <table:table-cell office:value-type="float" office:value="127.733045594188" calcext:value-type="float">
            <text:p>127.733045594188</text:p>
          </table:table-cell>
        </table:table-row>
        <table:table-row table:style-name="ro1">
          <table:table-cell office:value-type="float" office:value="-74.128821388543" calcext:value-type="float">
            <text:p>-74.128821388543</text:p>
          </table:table-cell>
        </table:table-row>
        <table:table-row table:style-name="ro1">
          <table:table-cell office:value-type="float" office:value="129.66784111834" calcext:value-type="float">
            <text:p>129.66784111834</text:p>
          </table:table-cell>
        </table:table-row>
        <table:table-row table:style-name="ro1">
          <table:table-cell office:value-type="float" office:value="-76.4834318912087" calcext:value-type="float">
            <text:p>-76.4834318912087</text:p>
          </table:table-cell>
        </table:table-row>
        <table:table-row table:style-name="ro1">
          <table:table-cell office:value-type="float" office:value="131.235965135094" calcext:value-type="float">
            <text:p>131.235965135094</text:p>
          </table:table-cell>
        </table:table-row>
        <table:table-row table:style-name="ro1">
          <table:table-cell office:value-type="float" office:value="-78.1663546938393" calcext:value-type="float">
            <text:p>-78.1663546938393</text:p>
          </table:table-cell>
        </table:table-row>
        <table:table-row table:style-name="ro1">
          <table:table-cell office:value-type="float" office:value="132.739498088859" calcext:value-type="float">
            <text:p>132.739498088859</text:p>
          </table:table-cell>
        </table:table-row>
        <table:table-row table:style-name="ro1">
          <table:table-cell office:value-type="float" office:value="-80.2724214485984" calcext:value-type="float">
            <text:p>-80.2724214485984</text:p>
          </table:table-cell>
        </table:table-row>
        <table:table-row table:style-name="ro1">
          <table:table-cell office:value-type="float" office:value="134.23610153907" calcext:value-type="float">
            <text:p>134.23610153907</text:p>
          </table:table-cell>
        </table:table-row>
        <table:table-row table:style-name="ro1">
          <table:table-cell office:value-type="float" office:value="-82.3331957381858" calcext:value-type="float">
            <text:p>-82.3331957381858</text:p>
          </table:table-cell>
        </table:table-row>
        <table:table-row table:style-name="ro1">
          <table:table-cell office:value-type="float" office:value="136.138177007488" calcext:value-type="float">
            <text:p>136.138177007488</text:p>
          </table:table-cell>
        </table:table-row>
        <table:table-row table:style-name="ro1">
          <table:table-cell office:value-type="float" office:value="-83.9623174785771" calcext:value-type="float">
            <text:p>-83.9623174785771</text:p>
          </table:table-cell>
        </table:table-row>
        <table:table-row table:style-name="ro1">
          <table:table-cell office:value-type="float" office:value="138.012787504183" calcext:value-type="float">
            <text:p>138.012787504183</text:p>
          </table:table-cell>
        </table:table-row>
        <table:table-row table:style-name="ro1">
          <table:table-cell office:value-type="float" office:value="-86.1493611760892" calcext:value-type="float">
            <text:p>-86.1493611760892</text:p>
          </table:table-cell>
        </table:table-row>
        <table:table-row table:style-name="ro1">
          <table:table-cell office:value-type="float" office:value="139.856603933943" calcext:value-type="float">
            <text:p>139.856603933943</text:p>
          </table:table-cell>
        </table:table-row>
        <table:table-row table:style-name="ro1">
          <table:table-cell office:value-type="float" office:value="-87.8183585964485" calcext:value-type="float">
            <text:p>-87.8183585964485</text:p>
          </table:table-cell>
        </table:table-row>
        <table:table-row table:style-name="ro1">
          <table:table-cell office:value-type="float" office:value="142.171712165387" calcext:value-type="float">
            <text:p>142.17171216538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4.211026540817" calcext:value-type="float">
            <text:p>144.211026540817</text:p>
          </table:table-cell>
        </table:table-row>
        <table:table-row table:style-name="ro1">
          <table:table-cell office:value-type="float" office:value="-91.070824454787" calcext:value-type="float">
            <text:p>-91.070824454787</text:p>
          </table:table-cell>
        </table:table-row>
        <table:table-row table:style-name="ro1">
          <table:table-cell office:value-type="float" office:value="144.833563964207" calcext:value-type="float">
            <text:p>144.833563964207</text:p>
          </table:table-cell>
        </table:table-row>
        <table:table-row table:style-name="ro1">
          <table:table-cell office:value-type="float" office:value="-92.7524854002687" calcext:value-type="float">
            <text:p>-92.7524854002687</text:p>
          </table:table-cell>
        </table:table-row>
        <table:table-row table:style-name="ro1">
          <table:table-cell office:value-type="float" office:value="145.573523418561" calcext:value-type="float">
            <text:p>145.573523418561</text:p>
          </table:table-cell>
        </table:table-row>
        <table:table-row table:style-name="ro1">
          <table:table-cell office:value-type="float" office:value="-94.4412411894328" calcext:value-type="float">
            <text:p>-94.4412411894328</text:p>
          </table:table-cell>
        </table:table-row>
        <table:table-row table:style-name="ro1">
          <table:table-cell office:value-type="float" office:value="147.938056317186" calcext:value-type="float">
            <text:p>147.938056317186</text:p>
          </table:table-cell>
        </table:table-row>
        <table:table-row table:style-name="ro1">
          <table:table-cell office:value-type="float" office:value="-95.9805995247635" calcext:value-type="float">
            <text:p>-95.9805995247635</text:p>
          </table:table-cell>
        </table:table-row>
        <table:table-row table:style-name="ro1">
          <table:table-cell office:value-type="float" office:value="150.321510074865" calcext:value-type="float">
            <text:p>150.321510074865</text:p>
          </table:table-cell>
        </table:table-row>
        <table:table-row table:style-name="ro1">
          <table:table-cell office:value-type="float" office:value="-97.9801137451685" calcext:value-type="float">
            <text:p>-97.9801137451685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100.162083194001" calcext:value-type="float">
            <text:p>-100.162083194001</text:p>
          </table:table-cell>
        </table:table-row>
        <table:table-row table:style-name="ro1">
          <table:table-cell office:value-type="float" office:value="153.1942116702" calcext:value-type="float">
            <text:p>153.1942116702</text:p>
          </table:table-cell>
        </table:table-row>
        <table:table-row table:style-name="ro1">
          <table:table-cell office:value-type="float" office:value="-101.523721703897" calcext:value-type="float">
            <text:p>-101.523721703897</text:p>
          </table:table-cell>
        </table:table-row>
        <table:table-row table:style-name="ro1">
          <table:table-cell office:value-type="float" office:value="155.112588289075" calcext:value-type="float">
            <text:p>155.112588289075</text:p>
          </table:table-cell>
        </table:table-row>
        <table:table-row table:style-name="ro1">
          <table:table-cell office:value-type="float" office:value="-103.116436125391" calcext:value-type="float">
            <text:p>-103.116436125391</text:p>
          </table:table-cell>
        </table:table-row>
        <table:table-row table:style-name="ro1">
          <table:table-cell office:value-type="float" office:value="157.503528499767" calcext:value-type="float">
            <text:p>157.503528499767</text:p>
          </table:table-cell>
        </table:table-row>
        <table:table-row table:style-name="ro1">
          <table:table-cell office:value-type="float" office:value="-105.724745722747" calcext:value-type="float">
            <text:p>-105.724745722747</text:p>
          </table:table-cell>
        </table:table-row>
        <table:table-row table:style-name="ro1">
          <table:table-cell office:value-type="float" office:value="158.694216382171" calcext:value-type="float">
            <text:p>158.694216382171</text:p>
          </table:table-cell>
        </table:table-row>
        <table:table-row table:style-name="ro1">
          <table:table-cell office:value-type="float" office:value="-107.927919762007" calcext:value-type="float">
            <text:p>-107.927919762007</text:p>
          </table:table-cell>
        </table:table-row>
        <table:table-row table:style-name="ro1">
          <table:table-cell office:value-type="float" office:value="160.201123645475" calcext:value-type="float">
            <text:p>160.201123645475</text:p>
          </table:table-cell>
        </table:table-row>
        <table:table-row table:style-name="ro1">
          <table:table-cell office:value-type="float" office:value="-109.798876354525" calcext:value-type="float">
            <text:p>-109.798876354525</text:p>
          </table:table-cell>
        </table:table-row>
        <table:table-row table:style-name="ro1">
          <table:table-cell office:value-type="float" office:value="162.072080237993" calcext:value-type="float">
            <text:p>162.072080237993</text:p>
          </table:table-cell>
        </table:table-row>
        <table:table-row table:style-name="ro1">
          <table:table-cell office:value-type="float" office:value="-110.684080267947" calcext:value-type="float">
            <text:p>-110.684080267947</text:p>
          </table:table-cell>
        </table:table-row>
        <table:table-row table:style-name="ro1">
          <table:table-cell office:value-type="float" office:value="164.419076151748" calcext:value-type="float">
            <text:p>164.419076151748</text:p>
          </table:table-cell>
        </table:table-row>
        <table:table-row table:style-name="ro1">
          <table:table-cell office:value-type="float" office:value="-112.203478532057" calcext:value-type="float">
            <text:p>-112.203478532057</text:p>
          </table:table-cell>
        </table:table-row>
        <table:table-row table:style-name="ro1">
          <table:table-cell office:value-type="float" office:value="166.607502246249" calcext:value-type="float">
            <text:p>166.607502246249</text:p>
          </table:table-cell>
        </table:table-row>
        <table:table-row table:style-name="ro1">
          <table:table-cell office:value-type="float" office:value="-114.623564786164" calcext:value-type="float">
            <text:p>-114.623564786164</text:p>
          </table:table-cell>
        </table:table-row>
        <table:table-row table:style-name="ro1">
          <table:table-cell office:value-type="float" office:value="168.166354693839" calcext:value-type="float">
            <text:p>168.166354693839</text:p>
          </table:table-cell>
        </table:table-row>
        <table:table-row table:style-name="ro1">
          <table:table-cell office:value-type="float" office:value="-116.565051177078" calcext:value-type="float">
            <text:p>-116.565051177078</text:p>
          </table:table-cell>
        </table:table-row>
        <table:table-row table:style-name="ro1">
          <table:table-cell office:value-type="float" office:value="170.180699361242" calcext:value-type="float">
            <text:p>170.180699361242</text:p>
          </table:table-cell>
        </table:table-row>
        <table:table-row table:style-name="ro1">
          <table:table-cell office:value-type="float" office:value="-117.783926412209" calcext:value-type="float">
            <text:p>-117.783926412209</text:p>
          </table:table-cell>
        </table:table-row>
        <table:table-row table:style-name="ro1">
          <table:table-cell office:value-type="float" office:value="172.333195738186" calcext:value-type="float">
            <text:p>172.333195738186</text:p>
          </table:table-cell>
        </table:table-row>
        <table:table-row table:style-name="ro1">
          <table:table-cell office:value-type="float" office:value="-119.211292257728" calcext:value-type="float">
            <text:p>-119.211292257728</text:p>
          </table:table-cell>
        </table:table-row>
        <table:table-row table:style-name="ro1">
          <table:table-cell office:value-type="float" office:value="173.962317478577" calcext:value-type="float">
            <text:p>173.962317478577</text:p>
          </table:table-cell>
        </table:table-row>
        <table:table-row table:style-name="ro1">
          <table:table-cell office:value-type="float" office:value="-121.607502246249" calcext:value-type="float">
            <text:p>-121.607502246249</text:p>
          </table:table-cell>
        </table:table-row>
        <table:table-row table:style-name="ro1">
          <table:table-cell office:value-type="float" office:value="176.18592516571" calcext:value-type="float">
            <text:p>176.18592516571</text:p>
          </table:table-cell>
        </table:table-row>
        <table:table-row table:style-name="ro1">
          <table:table-cell office:value-type="float" office:value="-123.840056134967" calcext:value-type="float">
            <text:p>-123.840056134967</text:p>
          </table:table-cell>
        </table:table-row>
        <table:table-row table:style-name="ro1">
          <table:table-cell office:value-type="float" office:value="177.859098633677" calcext:value-type="float">
            <text:p>177.859098633677</text:p>
          </table:table-cell>
        </table:table-row>
        <table:table-row table:style-name="ro1">
          <table:table-cell office:value-type="float" office:value="-126.107451291752" calcext:value-type="float">
            <text:p>-126.1074512917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127.733045594188" calcext:value-type="float">
            <text:p>-127.733045594188</text:p>
          </table:table-cell>
        </table:table-row>
        <table:table-row table:style-name="ro1">
          <table:table-cell office:value-type="float" office:value="-178.898293884794" calcext:value-type="float">
            <text:p>-178.898293884794</text:p>
          </table:table-cell>
        </table:table-row>
        <table:table-row table:style-name="ro1">
          <table:table-cell office:value-type="float" office:value="-128.576529563443" calcext:value-type="float">
            <text:p>-128.576529563443</text:p>
          </table:table-cell>
        </table:table-row>
        <table:table-row table:style-name="ro1">
          <table:table-cell office:value-type="float" office:value="-177.220833135928" calcext:value-type="float">
            <text:p>-177.220833135928</text:p>
          </table:table-cell>
        </table:table-row>
        <table:table-row table:style-name="ro1">
          <table:table-cell office:value-type="float" office:value="-130.426078740099" calcext:value-type="float">
            <text:p>-130.426078740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4:16:33.041331794</dc:date>
    <meta:editing-duration>PT1M26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48cm" svg:height="9.006cm" xlink:href=".." xlink:type="simple" chart:class="chart:scatter" chart:style-name="ch1">
        <chart:legend chart:legend-position="end" svg:x="28.878cm" svg:y="4.204cm" style:legend-expansion="high" chart:style-name="ch2"/>
        <chart:plot-area chart:style-name="ch3" table:cell-range-address="phase.A1:phase.A513" chart:data-source-has-labels="row" svg:x="0.622cm" svg:y="0.18cm" svg:width="27.634cm" svg:height="8.646cm">
          <chart:coordinate-region svg:x="1.534cm" svg:y="0.379cm" svg:width="26.44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A2:phase.A513" chart:label-cell-address="phase.A1:phase.A1" chart:class="chart:scatte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.2640041485239">
                <text:p>-28.2640041485239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480198248343">
                <text:p>83.480198248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6851730895951">
                <text:p>-30.685173089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6430249941537">
                <text:p>85.643024994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0916999386824">
                <text:p>-33.091699938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8389205117736">
                <text:p>87.8389205117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.5922886875099">
                <text:p>-34.5922886875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4594898128693">
                <text:p>89.4594898128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.4308581201624">
                <text:p>-36.4308581201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912162252626">
                <text:p>91.0912162252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7.6352537550173">
                <text:p>-37.6352537550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.2704879231836">
                <text:p>93.2704879231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.2513365827122">
                <text:p>-39.2513365827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4403320310055">
                <text:p>95.4403320310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8334951144513">
                <text:p>-40.8334951144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6668042618142">
                <text:p>97.666804261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.1034816967907">
                <text:p>-43.1034816967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3720927085791">
                <text:p>99.3720927085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451632943989">
                <text:p>100.451632943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6.8965183032093">
                <text:p>-46.8965183032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833645306161">
                <text:p>101.833645306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8.8140748342904">
                <text:p>-48.8140748342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036243467926">
                <text:p>104.03624346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.7486634172878">
                <text:p>-50.7486634172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.389540334035">
                <text:p>106.389540334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.3647462449827">
                <text:p>-52.3647462449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.093906544063">
                <text:p>108.093906544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3.4550276771775">
                <text:p>-53.4550276771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.617879408118">
                <text:p>109.617879408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4.52466797179">
                <text:p>-54.52466797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.305783617829">
                <text:p>111.305783617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6.4587523458772">
                <text:p>-56.4587523458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.690689402827">
                <text:p>113.69068940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8.851419013805">
                <text:p>-58.851419013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.887411710925">
                <text:p>114.887411710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0.5241109967543">
                <text:p>-60.5241109967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085599778281">
                <text:p>116.08559977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.9908232919862">
                <text:p>-61.9908232919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.009176708014">
                <text:p>118.009176708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6767017321901">
                <text:p>-63.6767017321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.141385552075">
                <text:p>120.141385552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6.0923395058275">
                <text:p>-66.0923395058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511914231052">
                <text:p>122.511914231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7.9993016494594">
                <text:p>-67.9993016494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986167109649">
                <text:p>123.986167109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9.6955262900396">
                <text:p>-69.6955262900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.47533202821">
                <text:p>125.47533202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1.9060934559368">
                <text:p>-71.9060934559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7.303948277983">
                <text:p>127.303948277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3.4570165954375">
                <text:p>-73.457016595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.911471845805">
                <text:p>128.911471845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5.1735200296443">
                <text:p>-75.1735200296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.486011541999">
                <text:p>130.486011541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6.4834318912087">
                <text:p>-76.4834318912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.02626891752">
                <text:p>132.02626891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8.1663546938393">
                <text:p>-78.1663546938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.255940797111">
                <text:p>134.255940797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0.2724214485984">
                <text:p>-80.2724214485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744059202889">
                <text:p>135.744059202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1.7927835880819">
                <text:p>-81.7927835880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.619548795395">
                <text:p>137.619548795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3.480198248343">
                <text:p>-83.480198248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.513988458001">
                <text:p>139.513988458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5.6430249941537">
                <text:p>-85.643024994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1.088528154195">
                <text:p>141.088528154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7.2993706626047">
                <text:p>-87.2993706626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.022403647328">
                <text:p>143.022403647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9.4645410144355">
                <text:p>-89.4645410144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.090276920822">
                <text:p>144.090276920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1.070824454787">
                <text:p>-91.070824454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.137803853085">
                <text:p>145.137803853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3.209486317792">
                <text:p>-93.209486317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.042575142885">
                <text:p>147.042575142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4.8530963869924">
                <text:p>-94.8530963869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.12791663692">
                <text:p>149.12791663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6.4588163787187">
                <text:p>-96.4588163787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1.049004792533">
                <text:p>151.049004792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8.583621480114">
                <text:p>-98.583621480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.24145939894">
                <text:p>152.241459398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.885527054659">
                <text:p>-100.885527054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.14813745794">
                <text:p>154.14813745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2.171458208587">
                <text:p>-102.171458208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.522600107907">
                <text:p>156.522600107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3.902687114221">
                <text:p>-103.902687114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8.198590513648">
                <text:p>158.198590513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.020292302071">
                <text:p>-106.020292302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9.880366859182">
                <text:p>159.880366859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7.579851426655">
                <text:p>-107.579851426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.906093455937">
                <text:p>161.906093455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9.290046219189">
                <text:p>-109.2900462191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.610459665965">
                <text:p>163.610459665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0.49259476987">
                <text:p>-110.49259476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.446427209287">
                <text:p>165.446427209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2.702842123213">
                <text:p>-112.702842123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.607502246249">
                <text:p>166.607502246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15.114834886145">
                <text:p>-115.114834886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8.166354693839">
                <text:p>168.166354693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7.050597007086">
                <text:p>-117.050597007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0.180699361242">
                <text:p>170.180699361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18.264004148524">
                <text:p>-118.2640041485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1.869897645844">
                <text:p>171.8698976458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0.217273957384">
                <text:p>-120.217273957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.480198248343">
                <text:p>173.480198248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2.178656206601">
                <text:p>-122.178656206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5.683972480134">
                <text:p>175.6839724801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3.840056134967">
                <text:p>-123.8400561349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7.324573343971">
                <text:p>177.324573343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5.47533202821">
                <text:p>-125.475332028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.464541014435">
                <text:p>179.464541014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7.828287834613">
                <text:p>-127.828287834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78.929175545213">
                <text:p>-178.929175545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29.66784111834">
                <text:p>-129.66784111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76.760299703898">
                <text:p>-176.7602997038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1.543380827958">
                <text:p>-131.543380827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75.146903613008">
                <text:p>-175.146903613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2.678469410167">
                <text:p>-132.678469410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3.541183621281">
                <text:p>-173.541183621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4.615470340416">
                <text:p>-134.615470340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71.253837737445">
                <text:p>-171.253837737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36.527525442213">
                <text:p>-136.527525442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8.906276988442">
                <text:p>-168.906276988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39.166504885549">
                <text:p>-139.166504885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7.711676836725">
                <text:p>-167.711676836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0.33215888166">
                <text:p>-140.33215888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6.097312885779">
                <text:p>-166.097312885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42.266954405812">
                <text:p>-142.2669544058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3.979707697929">
                <text:p>-163.9797076979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44.211026540817">
                <text:p>-144.2110265408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2.255328374943">
                <text:p>-162.255328374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6.159943865033">
                <text:p>-146.1599438650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60.529697990533">
                <text:p>-160.5296979905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8.109208198154">
                <text:p>-148.109208198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9.315919732053">
                <text:p>-159.315919732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9.314826910405">
                <text:p>-149.314826910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56.873479611251">
                <text:p>-156.8734796112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50.998300576112">
                <text:p>-150.998300576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54.418470742061">
                <text:p>-154.4184707420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52.949402992914">
                <text:p>-152.9494029929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52.700427788667">
                <text:p>-152.700427788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55.148414140288">
                <text:p>-155.1484141402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51.213381689986">
                <text:p>-151.2133816899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56.873479611251">
                <text:p>-156.873479611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49.225963898752">
                <text:p>-149.2259638987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58.805943518458">
                <text:p>-158.8059435184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47.528807709152">
                <text:p>-147.5288077091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60.201123645475">
                <text:p>-160.201123645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5.856413348062">
                <text:p>-145.856413348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1.906093455937">
                <text:p>-161.906093455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43.892548708248">
                <text:p>-143.892548708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63.979707697929">
                <text:p>-163.979707697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41.17017509503">
                <text:p>-141.170175095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65.173520029644">
                <text:p>-165.173520029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39.279463530245">
                <text:p>-139.279463530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67.005383208084">
                <text:p>-167.005383208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37.726310993906">
                <text:p>-137.726310993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69.315087599997">
                <text:p>-169.315087599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36.569354804749">
                <text:p>-136.569354804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1.945585553618">
                <text:p>-171.945585553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34.610238804682">
                <text:p>-134.610238804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73.480198248343">
                <text:p>-173.4801982483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2.273689006094">
                <text:p>-132.273689006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75.100907546212">
                <text:p>-175.1009075462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30.013666228765">
                <text:p>-130.0136662287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6.729512076816">
                <text:p>-176.729512076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8.403261702106">
                <text:p>-128.4032617021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8.919075813339">
                <text:p>-178.9190758133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26.430858120162">
                <text:p>-126.430858120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.459489812869">
                <text:p>179.4594898128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4.451934581858">
                <text:p>-124.451934581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7.838920511774">
                <text:p>177.8389205117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22.471192290848">
                <text:p>-122.4711922908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.221802292838">
                <text:p>176.2218022928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20.963756532074">
                <text:p>-120.9637565320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610688240027">
                <text:p>174.6106882400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9.267995214893">
                <text:p>-119.2679952148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2.405356631409">
                <text:p>172.405356631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7.552811576718">
                <text:p>-117.5528115767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.272421448598">
                <text:p>170.2724214485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5.083594006191">
                <text:p>-115.0835940061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8.584160475593">
                <text:p>168.5841604755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3.344010961578">
                <text:p>-113.344010961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6.883563874609">
                <text:p>166.883563874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1.595310448968">
                <text:p>-111.595310448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.173520029644">
                <text:p>165.173520029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0.17065341185">
                <text:p>-110.17065341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3.610459665965">
                <text:p>163.610459665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8.262889942194">
                <text:p>-108.2628899421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.565051177078">
                <text:p>161.565051177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6.020292302071">
                <text:p>-106.0202923020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9.880366859182">
                <text:p>159.880366859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4.966719564005">
                <text:p>-104.966719564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.796521467943">
                <text:p>157.796521467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3.240519915187">
                <text:p>-103.240519915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.64699082497">
                <text:p>155.646990824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0.885527054659">
                <text:p>-100.885527054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.163245775998">
                <text:p>154.163245775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8.0544144463818">
                <text:p>-98.0544144463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.468023251278">
                <text:p>152.4680232512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96.4588163787187">
                <text:p>-96.45881637871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.255118703058">
                <text:p>150.255118703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4.8990924537878">
                <text:p>-94.89909245378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8.109208198154">
                <text:p>148.1092081981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3.2704879231836">
                <text:p>-93.27048792318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.458752345877">
                <text:p>146.4587523458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1.0912162252626">
                <text:p>-91.09121622526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5.271003720479">
                <text:p>145.2710037204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9.4594898128693">
                <text:p>-89.4594898128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2.696051722017">
                <text:p>142.6960517220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7.8389205117736">
                <text:p>-87.83892051177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.33215888166">
                <text:p>140.33215888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6.2218022928384">
                <text:p>-86.22180229283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.166504885549">
                <text:p>139.166504885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4.6106882400266">
                <text:p>-84.6106882400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12787504183">
                <text:p>138.0127875041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2.4761795613614">
                <text:p>-82.47617956136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.76389846093">
                <text:p>135.76389846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0.2724214485984">
                <text:p>-80.2724214485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3.078044041069">
                <text:p>133.0780440410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8.6900675259798">
                <text:p>-78.69006752597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543380827958">
                <text:p>131.5433808279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7.0053832080835">
                <text:p>-77.00538320808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.59620863975">
                <text:p>129.59620863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5.3112132266816">
                <text:p>-75.3112132266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7.733045594188">
                <text:p>127.733045594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3.6104596659652">
                <text:p>-73.61045966596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5.788973459183">
                <text:p>125.788973459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1.565051177078">
                <text:p>-71.565051177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4.59228868751">
                <text:p>124.59228868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0.0620082557945">
                <text:p>-70.0620082557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347443499442">
                <text:p>122.347443499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8.3944727573615">
                <text:p>-68.39447275736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0.411081267125">
                <text:p>120.411081267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6.3093105971726">
                <text:p>-66.30931059717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.739795291688">
                <text:p>118.739795291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4.1632457759984">
                <text:p>-64.1632457759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.783926412209">
                <text:p>117.7839264122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62.7157927063769">
                <text:p>-62.71579270637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5.114834886145">
                <text:p>115.1148348861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1.0490047925332">
                <text:p>-61.04900479253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.198590513648">
                <text:p>113.1985905136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8.3924977537511">
                <text:p>-58.39249775375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1.501434324048">
                <text:p>111.5014343240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6.7529322506642">
                <text:p>-56.75293225066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9.9831065219">
                <text:p>109.98310652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5.5735234185609">
                <text:p>-55.57352341856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3.9726266148964">
                <text:p>-53.9726266148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.020292302071">
                <text:p>106.020292302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1.0090059574945">
                <text:p>-51.00900595749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.64291477599">
                <text:p>103.642914775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9.5139884580013">
                <text:p>-49.51398845800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.944177188446">
                <text:p>101.9441771884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8.3664606634298">
                <text:p>-48.3664606634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.256819841696">
                <text:p>100.2568198416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7.2311746080313">
                <text:p>-47.2311746080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1966558916289">
                <text:p>99.19665589162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4.6255231132772">
                <text:p>-44.62552311327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.0578466498811">
                <text:p>97.05784664988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2.3458044865934">
                <text:p>-42.34580448659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5.4403320310055">
                <text:p>95.4403320310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0.8334951144513">
                <text:p>-40.83349511445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.7781977071616">
                <text:p>93.77819770716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8.5765295634434">
                <text:p>-38.57652956344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.6365770416167">
                <text:p>91.6365770416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7.0824969651717">
                <text:p>-37.08249696517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.4543424065843">
                <text:p>89.45434240658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5.47533202821">
                <text:p>-35.475332028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.8389205117736">
                <text:p>87.8389205117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3.6900675259798">
                <text:p>-33.69006752597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.790513682208">
                <text:p>86.790513682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1.7809150929834">
                <text:p>-31.7809150929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.1469036130076">
                <text:p>85.1469036130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0.1413855520753">
                <text:p>-30.1413855520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.9421533501189">
                <text:p>82.94215335011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8.739795291688">
                <text:p>-28.7397952916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.3358645668919">
                <text:p>81.33586456689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7.0405239095259">
                <text:p>-27.04052390952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3150875999973">
                <text:p>79.31508759999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4.6638147124636">
                <text:p>-24.66381471246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.1249984403875">
                <text:p>77.1249984403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2.9887168020806">
                <text:p>-22.9887168020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.3112132266816">
                <text:p>75.3112132266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1.5014343240479">
                <text:p>-21.50143432404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.6104596659652">
                <text:p>73.6104596659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9.9831065219">
                <text:p>-19.98310652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7371100578059">
                <text:p>71.73711005780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8.0939065440632">
                <text:p>-18.0939065440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.0168934781">
                <text:p>70.01689347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5.7247457227474">
                <text:p>-15.72474572274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.4985656759521">
                <text:p>68.49856567595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3.5165681087913">
                <text:p>-13.5165681087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.5226001079071">
                <text:p>66.52260010790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1.8336453061607">
                <text:p>-11.83364530616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3978124485582">
                <text:p>64.39781244855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.2568198416964">
                <text:p>-10.25681984169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2160735877907">
                <text:p>62.21607358779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9.1966558916289">
                <text:p>-9.19665589162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2551187030578">
                <text:p>60.25511870305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.05784664988108">
                <text:p>-7.05784664988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.851419013805">
                <text:p>58.851419013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38931175997341">
                <text:p>-5.389311759973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.2004687273808">
                <text:p>57.20046872738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81407483429035">
                <text:p>-3.814074834290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.9638041899072">
                <text:p>54.96380418990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63657704161672">
                <text:p>-1.63657704161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.4550276771775">
                <text:p>53.45502767717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40510187130666">
                <text:p>0.540510187130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.0885281541952">
                <text:p>51.08852815419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409013663231">
                <text:p>2.14090136632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5739212599009">
                <text:p>49.5739212599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3970029610213">
                <text:p>3.239700296102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.0940580589171">
                <text:p>48.09405805891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9909245378777">
                <text:p>4.899092453787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.548157698978">
                <text:p>46.5481576989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05784664988108">
                <text:p>7.05784664988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58362148011395">
                <text:p>8.58362148011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.3458044865934">
                <text:p>42.34580448659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842978675626">
                <text:p>10.78429786756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7777697938573">
                <text:p>40.77776979385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1164361253915">
                <text:p>13.11643612539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2513365827122">
                <text:p>39.2513365827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8264799703557">
                <text:p>14.82647997035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6992442339936">
                <text:p>16.69924423399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.47533202821">
                <text:p>35.475332028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434948822922">
                <text:p>18.4349488229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6900675259798">
                <text:p>33.69006752597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9831065219">
                <text:p>19.98310652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4711922908485">
                <text:p>32.47119229084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5014343240479">
                <text:p>21.5014343240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6851730895951">
                <text:p>30.68517308959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1284029302679">
                <text:p>24.12840293026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4821857470404">
                <text:p>28.48218574704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.3180881396517">
                <text:p>26.31808813965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0505970070861">
                <text:p>27.05059700708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3007557660064">
                <text:p>28.3007557660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.3461759419467">
                <text:p>25.34617594194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7448812969422">
                <text:p>29.74488129694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9076604941725">
                <text:p>23.90766049417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4295656148385">
                <text:p>31.42956561483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3057836178288">
                <text:p>21.30578361782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6900675259798">
                <text:p>33.69006752597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1129737336733">
                <text:p>19.11297373367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.6650015368618">
                <text:p>35.66500153686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5798514266553">
                <text:p>17.57985142665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1998121158183">
                <text:p>37.19981211581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871178611457">
                <text:p>15.8711786114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.5962086397503">
                <text:p>39.59620863975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0362434679265">
                <text:p>14.0362434679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4964683552155">
                <text:p>41.4964683552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.3553598650835">
                <text:p>12.3553598650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467031338917">
                <text:p>42.6467031338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415839524407">
                <text:p>11.415839524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.8308606720926">
                <text:p>43.83086067209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82974466790907">
                <text:p>8.829744667909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1691393279074">
                <text:p>46.16913932790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64527821027442">
                <text:p>6.645278210274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.8654611698517">
                <text:p>48.86546116985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89909245378777">
                <text:p>4.899092453787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.0538260500644">
                <text:p>50.0538260500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0948631779199">
                <text:p>3.20948631779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.5967382978942">
                <text:p>51.59673829789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60600298928225">
                <text:p>1.606002989282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.8925487082481">
                <text:p>53.8925487082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35458985564534">
                <text:p>-0.5354589855645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3099324740202">
                <text:p>56.3099324740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1409013663231">
                <text:p>-2.14090136632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.2315009212302">
                <text:p>57.23150092123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77819770716159">
                <text:p>-3.77819770716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.4652080948117">
                <text:p>58.46520809481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5.38931175997341">
                <text:p>-5.389311759973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.7320047851073">
                <text:p>60.73200478510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.05784664988108">
                <text:p>-7.05784664988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9494029929139">
                <text:p>62.9494029929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8.13010235415598">
                <text:p>-8.130102354155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.4184707420611">
                <text:p>64.41847074206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0.2568198416964">
                <text:p>-10.25681984169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.6469908249704">
                <text:p>65.64699082497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.9946167919165">
                <text:p>-12.99461679191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8.0968219181608">
                <text:p>68.0968219181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4.1670555226312">
                <text:p>-14.16705552263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.7099537808113">
                <text:p>70.70995378081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5.2080391906353">
                <text:p>-15.20803919063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.4201485733447">
                <text:p>72.42014857334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6.9051580986357">
                <text:p>-16.90515809863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.9797076979288">
                <text:p>73.97970769792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9.2900462191887">
                <text:p>-19.29004621918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.6997225508144">
                <text:p>75.69972255081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1.5014343240479">
                <text:p>-21.50143432404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.5295382783311">
                <text:p>77.52953827833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3.4121141693027">
                <text:p>-23.41211416930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900675259798">
                <text:p>78.69006752597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6.3232982678099">
                <text:p>-26.32329826780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.2538377374448">
                <text:p>81.25383773744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8.0091767080138">
                <text:p>-28.00917670801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.3547217897256">
                <text:p>83.35472178972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9.0016994238881">
                <text:p>-29.00169942388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.0062560141766">
                <text:p>85.00625601417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9.7448812969422">
                <text:p>-29.74488129694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6.7295120768165">
                <text:p>86.72951207681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2.1786562066011">
                <text:p>-32.17865620660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8.3939970107178">
                <text:p>88.39399701071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5.0361958100928">
                <text:p>-35.03619581009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.5354589855645">
                <text:p>90.53545898556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6.869897645844">
                <text:p>-36.8698976458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.1409013663231">
                <text:p>92.14090136632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8.4032617021058">
                <text:p>-38.40326170210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7429882956871">
                <text:p>93.7429882956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0.0136662287645">
                <text:p>-40.01366622876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.3893117599734">
                <text:p>95.38931175997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1.9471174852076">
                <text:p>-41.94711748520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6.9919253466678">
                <text:p>96.99192534666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3.8465495488946">
                <text:p>-43.84654954889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.130102354156">
                <text:p>98.1301023541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.256819841696">
                <text:p>100.256819841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6.9219559589314">
                <text:p>-46.92195595893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2.875001559612">
                <text:p>102.875001559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8.8140748342904">
                <text:p>-48.8140748342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4.036243467926">
                <text:p>104.0362434679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1.5089564405026">
                <text:p>-51.50895644050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.208039190635">
                <text:p>105.2080391906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3.8925487082481">
                <text:p>-53.89254870824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0264505026">
                <text:p>106.7502645050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4.2110265408167">
                <text:p>-54.21102654081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8.93900426024">
                <text:p>108.93900426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5.2710037204791">
                <text:p>-55.27100372047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1.305783617829">
                <text:p>111.3057836178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7.3624924157143">
                <text:p>-57.36249241571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2.988716802081">
                <text:p>112.9887168020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9.7827260426157">
                <text:p>-59.78272604261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.85186254206">
                <text:p>115.851862542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61.7359958514761">
                <text:p>-61.73599585147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7.75854060106">
                <text:p>117.758540601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62.9494029929139">
                <text:p>-62.9494029929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8.48218574704">
                <text:p>118.482185747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64.6538240580533">
                <text:p>-64.65382405805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9.475889003246">
                <text:p>119.4758890032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67.0871716032283">
                <text:p>-67.08717160322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.607502246249">
                <text:p>121.6075022462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68.4985656759521">
                <text:p>-68.49856567595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4.426476581439">
                <text:p>124.4264765814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70.2011236454751">
                <text:p>-70.20112364547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5.909723079178">
                <text:p>125.9097230791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71.7371100578059">
                <text:p>-71.73711005780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.733045594188">
                <text:p>127.7330455941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74.128821388543">
                <text:p>-74.1288213885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9.66784111834">
                <text:p>129.667841118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76.4834318912087">
                <text:p>-76.48343189120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.235965135094">
                <text:p>131.2359651350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78.1663546938393">
                <text:p>-78.16635469383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.739498088859">
                <text:p>132.7394980888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80.2724214485984">
                <text:p>-80.2724214485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4.23610153907">
                <text:p>134.236101539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82.3331957381858">
                <text:p>-82.33319573818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6.138177007488">
                <text:p>136.1381770074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83.9623174785771">
                <text:p>-83.96231747857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8.012787504183">
                <text:p>138.0127875041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86.1493611760892">
                <text:p>-86.14936117608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9.856603933943">
                <text:p>139.8566039339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87.8183585964485">
                <text:p>-87.81835859644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2.171712165387">
                <text:p>142.1717121653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.211026540817">
                <text:p>144.2110265408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91.070824454787">
                <text:p>-91.0708244547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.833563964207">
                <text:p>144.8335639642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92.7524854002687">
                <text:p>-92.75248540026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.573523418561">
                <text:p>145.573523418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94.4412411894328">
                <text:p>-94.4412411894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7.938056317186">
                <text:p>147.9380563171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95.9805995247635">
                <text:p>-95.98059952476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0.321510074865">
                <text:p>150.3215100748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97.9801137451685">
                <text:p>-97.98011374516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00.162083194001">
                <text:p>-100.1620831940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3.1942116702">
                <text:p>153.19421167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01.523721703897">
                <text:p>-101.5237217038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5.112588289075">
                <text:p>155.1125882890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3.116436125391">
                <text:p>-103.1164361253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.503528499767">
                <text:p>157.5035284997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05.724745722747">
                <text:p>-105.7247457227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8.694216382171">
                <text:p>158.6942163821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07.927919762007">
                <text:p>-107.9279197620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0.201123645475">
                <text:p>160.2011236454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9.798876354525">
                <text:p>-109.7988763545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2.072080237993">
                <text:p>162.0720802379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10.684080267947">
                <text:p>-110.6840802679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4.419076151748">
                <text:p>164.4190761517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12.203478532057">
                <text:p>-112.2034785320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6.607502246249">
                <text:p>166.6075022462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14.623564786164">
                <text:p>-114.6235647861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8.166354693839">
                <text:p>168.1663546938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16.565051177078">
                <text:p>-116.5650511770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0.180699361242">
                <text:p>170.1806993612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17.783926412209">
                <text:p>-117.7839264122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2.333195738186">
                <text:p>172.3331957381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19.211292257728">
                <text:p>-119.2112922577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3.962317478577">
                <text:p>173.9623174785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21.607502246249">
                <text:p>-121.6075022462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.18592516571">
                <text:p>176.185925165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23.840056134967">
                <text:p>-123.8400561349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7.859098633677">
                <text:p>177.8590986336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26.107451291752">
                <text:p>-126.1074512917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27.733045594188">
                <text:p>-127.7330455941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78.898293884794">
                <text:p>-178.8982938847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28.576529563443">
                <text:p>-128.5765295634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77.220833135928">
                <text:p>-177.2208331359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30.426078740099">
                <text:p>-130.4260787400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